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3.8243in" fo:margin-left="-0.075in" fo:margin-top="0in" fo:margin-bottom="0in" table:align="left" style:writing-mode="lr-tb"/>
    </style:style>
    <style:style style:name="Table1.A" style:family="table-column">
      <style:table-column-properties style:column-width="3.8243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2.25pt solid #00000a" fo:border-bottom="2.25pt solid #00000a"/>
    </style:style>
    <style:style style:name="Table1.A2" style:family="table-cell">
      <style:table-cell-properties fo:padding-left="0.075in" fo:padding-right="0.075in" fo:padding-top="0in" fo:padding-bottom="0in" fo:border-left="none" fo:border-right="none" fo:border-top="2.25pt solid #00000a" fo:border-bottom="none"/>
    </style:style>
    <style:style style:name="Table1.A3" style:family="table-cell">
      <style:table-cell-properties fo:padding-left="0.075in" fo:padding-right="0.075in" fo:padding-top="0in" fo:padding-bottom="0in" fo:border="none"/>
    </style:style>
    <style:style style:name="Table1.A12" style:family="table-cell">
      <style:table-cell-properties fo:padding-left="0.075in" fo:padding-right="0.075in" fo:padding-top="0in" fo:padding-bottom="0in" fo:border-left="none" fo:border-right="none" fo:border-top="none" fo:border-bottom="2.25pt solid #00000a"/>
    </style:style>
    <style:style style:name="Table2" style:family="table">
      <style:table-properties style:width="3.2493in" fo:margin-left="-0.075in" fo:margin-top="0in" fo:margin-bottom="0in" table:align="left" style:writing-mode="lr-tb"/>
    </style:style>
    <style:style style:name="Table2.A" style:family="table-column">
      <style:table-column-properties style:column-width="3.249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2.25pt solid #00000a" fo:border-bottom="2.25pt solid #00000a"/>
    </style:style>
    <style:style style:name="Table2.A2" style:family="table-cell">
      <style:table-cell-properties fo:padding-left="0.075in" fo:padding-right="0.075in" fo:padding-top="0in" fo:padding-bottom="0in" fo:border-left="none" fo:border-right="none" fo:border-top="2.25pt solid #00000a" fo:border-bottom="none"/>
    </style:style>
    <style:style style:name="Table2.A3" style:family="table-cell">
      <style:table-cell-properties fo:padding-left="0.075in" fo:padding-right="0.075in" fo:padding-top="0in" fo:padding-bottom="0in" fo:border="none"/>
    </style:style>
    <style:style style:name="Table2.A10" style:family="table-cell">
      <style:table-cell-properties fo:padding-left="0.075in" fo:padding-right="0.075in" fo:padding-top="0in" fo:padding-bottom="0in" fo:border-left="none" fo:border-right="none" fo:border-top="none" fo:border-bottom="2.25pt solid #00000a"/>
    </style:style>
    <style:style style:name="Table3" style:family="table">
      <style:table-properties style:width="6.5in" fo:margin-left="-0.075in" fo:margin-top="0in" fo:margin-bottom="0in" table:align="left" style:writing-mode="lr-tb"/>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2.25pt solid #00000a" fo:border-bottom="2.25pt solid #00000a"/>
    </style:style>
    <style:style style:name="Table3.A2" style:family="table-cell">
      <style:table-cell-properties fo:padding-left="0.075in" fo:padding-right="0.075in" fo:padding-top="0in" fo:padding-bottom="0in" fo:border-left="none" fo:border-right="none" fo:border-top="2.25pt solid #00000a" fo:border-bottom="none"/>
    </style:style>
    <style:style style:name="Table3.A3" style:family="table-cell">
      <style:table-cell-properties fo:padding-left="0.075in" fo:padding-right="0.075in" fo:padding-top="0in" fo:padding-bottom="0in" fo:border="none"/>
    </style:style>
    <style:style style:name="Table3.A7" style:family="table-cell">
      <style:table-cell-properties fo:padding-left="0.075in" fo:padding-right="0.075in" fo:padding-top="0in" fo:padding-bottom="0in" fo:border-left="none" fo:border-right="none" fo:border-top="none" fo:border-bottom="2.25pt solid #00000a"/>
    </style:style>
    <style:style style:name="P1" style:family="paragraph" style:parent-style-name="Standard">
      <style:paragraph-properties fo:orphans="0" fo:widows="0"/>
    </style:style>
    <style:style style:name="P2" style:family="paragraph" style:parent-style-name="Standard">
      <style:text-properties fo:font-weight="bold" style:font-weight-asian="bold"/>
    </style:style>
    <style:style style:name="P3" style:family="paragraph" style:parent-style-name="Standard">
      <style:paragraph-properties fo:margin-left="0.3335in" fo:margin-right="0in" fo:line-height="100%" fo:orphans="0" fo:widows="0" fo:text-indent="-0.3335in" style:auto-text-indent="false"/>
    </style:style>
    <style:style style:name="P4" style:family="paragraph" style:parent-style-name="Heading_20_2">
      <style:paragraph-properties fo:margin-top="0.25in" fo:margin-bottom="0.0835in" loext:contextual-spacing="false"/>
    </style:style>
    <style:style style:name="P5" style:family="paragraph" style:parent-style-name="Heading_20_2">
      <style:paragraph-properties fo:margin-top="0.1945in" fo:margin-bottom="0.0835in" loext:contextual-spacing="false" fo:line-height="150%" fo:keep-together="auto" fo:keep-with-next="auto"/>
    </style:style>
    <style:style style:name="P6" style:family="paragraph" style:parent-style-name="Heading_20_1" style:master-page-name="Standard">
      <style:paragraph-properties fo:margin-top="0.278in" fo:margin-bottom="0.0835in" loext:contextual-spacing="false" style:page-number="1"/>
    </style:style>
    <style:style style:name="P7" style:family="paragraph" style:parent-style-name="Heading_20_4">
      <style:paragraph-properties fo:margin-top="0.1945in" fo:margin-bottom="0.0555in" loext:contextual-spacing="false"/>
    </style:style>
    <style:style style:name="P8" style:family="paragraph" style:parent-style-name="Heading_20_3">
      <style:paragraph-properties fo:margin-top="0.222in" fo:margin-bottom="0.0555in" loext:contextual-spacing="false"/>
    </style:style>
    <style:style style:name="P9" style:family="paragraph" style:parent-style-name="Normal1">
      <style:paragraph-properties fo:line-height="100%"/>
    </style:style>
    <style:style style:name="P10" style:family="paragraph" style:parent-style-name="Normal1">
      <style:paragraph-properties fo:line-height="100%" fo:orphans="0" fo:widows="0"/>
    </style:style>
    <style:style style:name="P11" style:family="paragraph" style:parent-style-name="Normal1">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ize-complex="12pt" style:font-style-complex="italic"/>
    </style:style>
    <style:style style:name="T3" style:family="text">
      <style:text-properties fo:background-color="#ffffff"/>
    </style:style>
    <style:style style:name="T4" style:family="text">
      <style:text-properties style:font-name="Arial Unicode MS" style:font-name-asian="Arial Unicode MS1" style:font-name-complex="Arial Unicode MS1"/>
    </style:style>
    <style:style style:name="T5" style:family="text">
      <style:text-properties fo:font-weight="bold" style:font-weight-asian="bold"/>
    </style:style>
    <style:style style:name="T6" style:family="text">
      <style:text-properties fo:font-weight="bold" style:font-weight-asian="bold" style:font-size-complex="12pt" style:font-weight-complex="bold"/>
    </style:style>
    <style:style style:name="T7" style:family="text">
      <style:text-properties fo:language="es" fo:country="ES"/>
    </style:style>
    <style:style style:name="T8" style:family="text">
      <style:text-properties fo:color="#ff0000" fo:font-weight="bold" style:font-weight-asian="bold"/>
    </style:style>
    <style:style style:name="T9" style:family="text">
      <style:text-properties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upplementary Materials - Methods</text:h>
      <text:h text:style-name="P4" text:outline-level="2"><text:bookmark text:name="_ooeam0u61zw7"/>Introduction to Lasagne</text:h>
      <text:p text:style-name="Normal1">Lasagne is a lightweight library to build and train neural networks <field:fieldmark-start text:name="__Fieldmark__11_1082891948" field:type="ADDIN CSL_CITATION { &quot;citationItems&quot; : [ { &quot;id&quot; : &quot;ITEM-1&quot;, &quot;itemData&quot; : { &quot;DOI&quot; : &quot;10.5281/zenodo.27878&quot;, &quot;author&quot; : [ { &quot;dropping-particle&quot; : &quot;&quot;, &quot;family&quot; : &quot;Dieleman&quot;, &quot;given&quot; : &quot;Sander&quot;, &quot;non-dropping-particle&quot; : &quot;&quot;, &quot;parse-names&quot; : false, &quot;suffix&quot; : &quot;&quot; }, { &quot;dropping-particle&quot; : &quot;&quot;, &quot;family&quot; : &quot;Heilman&quot;, &quot;given&quot; : &quot;Michael&quot;, &quot;non-dropping-particle&quot; : &quot;&quot;, &quot;parse-names&quot; : false, &quot;suffix&quot; : &quot;&quot; }, { &quot;dropping-particle&quot; : &quot;&quot;, &quot;family&quot; : &quot;Kelly&quot;, &quot;given&quot; : &quot;Jack&quot;, &quot;non-dropping-particle&quot; : &quot;&quot;, &quot;parse-names&quot; : false, &quot;suffix&quot; : &quot;&quot; }, { &quot;dropping-particle&quot; : &quot;&quot;, &quot;family&quot; : &quot;Thoma&quot;, &quot;given&quot; : &quot;Martin&quot;, &quot;non-dropping-particle&quot; : &quot;&quot;, &quot;parse-names&quot; : false, &quot;suffix&quot; : &quot;&quot; }, { &quot;dropping-particle&quot; : &quot;&quot;, &quot;family&quot; : &quot;Rasul&quot;, &quot;given&quot; : &quot;Dr. Kashif&quot;, &quot;non-dropping-particle&quot; : &quot;&quot;, &quot;parse-names&quot; : false, &quot;suffix&quot; : &quot;&quot; }, { &quot;dropping-particle&quot; : &quot;&quot;, &quot;family&quot; : &quot;Battenberg&quot;, &quot;given&quot; : &quot;Eric&quot;, &quot;non-dropping-particle&quot; : &quot;&quot;, &quot;parse-names&quot; : false, &quot;suffix&quot; : &quot;&quot; }, { &quot;dropping-particle&quot; : &quot;&quot;, &quot;family&quot; : &quot;Weideman&quot;, &quot;given&quot; : &quot;Hendrik&quot;, &quot;non-dropping-particle&quot; : &quot;&quot;, &quot;parse-names&quot; : false, &quot;suffix&quot; : &quot;&quot; }, { &quot;dropping-particle&quot; : &quot;&quot;, &quot;family&quot; : &quot;S\u00f8nderby&quot;, &quot;given&quot; : &quot;S\u00f8ren Kaae&quot;, &quot;non-dropping-particle&quot; : &quot;&quot;, &quot;parse-names&quot; : false, &quot;suffix&quot; : &quot;&quot; }, { &quot;dropping-particle&quot; : &quot;&quot;, &quot;family&quot; : &quot;instagibbs&quot;, &quot;given&quot; : &quot;&quot;, &quot;non-dropping-particle&quot; : &quot;&quot;, &quot;parse-names&quot; : false, &quot;suffix&quot; : &quot;&quot; }, { &quot;dropping-particle&quot; : &quot;&quot;, &quot;family&quot; : &quot;Britefury&quot;, &quot;given&quot; : &quot;&quot;, &quot;non-dropping-particle&quot; : &quot;&quot;, &quot;parse-names&quot; : false, &quot;suffix&quot; : &quot;&quot; }, { &quot;dropping-particle&quot; : &quot;&quot;, &quot;family&quot; : &quot;Raffel&quot;, &quot;given&quot; : &quot;Colin&quot;, &quot;non-dropping-particle&quot; : &quot;&quot;, &quot;parse-names&quot; : false, &quot;suffix&quot; : &quot;&quot; }, { &quot;dropping-particle&quot; : &quot;&quot;, &quot;family&quot; : &quot;Degrave&quot;, &quot;given&quot; : &quot;Jonas&quot;, &quot;non-dropping-particle&quot; : &quot;&quot;, &quot;parse-names&quot; : false, &quot;suffix&quot; : &quot;&quot; }, { &quot;dropping-particle&quot; : &quot;&quot;, &quot;family&quot; : &quot;peterderivaz&quot;, &quot;given&quot; : &quot;&quot;, &quot;non-dropping-particle&quot; : &quot;&quot;, &quot;parse-names&quot; : false, &quot;suffix&quot; : &quot;&quot; }, { &quot;dropping-particle&quot; : &quot;&quot;, &quot;family&quot; : &quot;Jon&quot;, &quot;given&quot; : &quot;&quot;, &quot;non-dropping-particle&quot; : &quot;&quot;, &quot;parse-names&quot; : false, &quot;suffix&quot; : &quot;&quot; }, { &quot;dropping-particle&quot; : &quot;De&quot;, &quot;family&quot; : &quot;Fauw&quot;, &quot;given&quot; : &quot;Jeffrey&quot;, &quot;non-dropping-particle&quot; : &quot;&quot;, &quot;parse-names&quot; : false, &quot;suffix&quot; : &quot;&quot; }, { &quot;dropping-particle&quot; : &quot;&quot;, &quot;family&quot; : &quot;diogo149&quot;, &quot;given&quot; : &quot;&quot;, &quot;non-dropping-particle&quot; : &quot;&quot;, &quot;parse-names&quot; : false, &quot;suffix&quot; : &quot;&quot; }, { &quot;dropping-particle&quot; : &quot;&quot;, &quot;family&quot; : &quot;Nouri&quot;, &quot;given&quot; : &quot;Daniel&quot;, &quot;non-dropping-particle&quot; : &quot;&quot;, &quot;parse-names&quot; : false, &quot;suffix&quot; : &quot;&quot; }, { &quot;dropping-particle&quot; : &quot;&quot;, &quot;family&quot; : &quot;Schl\u00fcter&quot;, &quot;given&quot; : &quot;Jan&quot;, &quot;non-dropping-particle&quot; : &quot;&quot;, &quot;parse-names&quot; : false, &quot;suffix&quot; : &quot;&quot; }, { &quot;dropping-particle&quot; : &quot;&quot;, &quot;family&quot; : &quot;Maturana&quot;, &quot;given&quot; : &quot;Daniel&quot;, &quot;non-dropping-particle&quot; : &quot;&quot;, &quot;parse-names&quot; : false, &quot;suffix&quot; : &quot;&quot; }, { &quot;dropping-particle&quot; : &quot;&quot;, &quot;family&quot; : &quot;CongLiu&quot;, &quot;given&quot; : &quot;&quot;, &quot;non-dropping-particle&quot; : &quot;&quot;, &quot;parse-names&quot; : false, &quot;suffix&quot; : &quot;&quot; }, { &quot;dropping-particle&quot; : &quot;&quot;, &quot;family&quot; : &quot;Olson&quot;, &quot;given&quot; : &quot;Eben&quot;, &quot;non-dropping-particle&quot; : &quot;&quot;, &quot;parse-names&quot; : false, &quot;suffix&quot; : &quot;&quot; }, { &quot;dropping-particle&quot; : &quot;&quot;, &quot;family&quot; : &quot;McFee&quot;, &quot;given&quot; : &quot;Brian&quot;, &quot;non-dropping-particle&quot; : &quot;&quot;, &quot;parse-names&quot; : false, &quot;suffix&quot; : &quot;&quot; }, { &quot;dropping-particle&quot; : &quot;&quot;, &quot;family&quot; : &quot;takacsg84&quot;, &quot;given&quot; : &quot;&quot;, &quot;non-dropping-particle&quot; : &quot;&quot;, &quot;parse-names&quot; : false, &quot;suffix&quot; : &quot;&quot; } ], &quot;id&quot; : &quot;ITEM-1&quot;, &quot;issued&quot; : { &quot;date-parts&quot; : [ [ &quot;2015&quot;, &quot;8&quot;, &quot;13&quot; ] ] }, &quot;title&quot; : &quot;Lasagne: First release.&quot;, &quot;type&quot; : &quot;article-journal&quot; }, &quot;uris&quot; : [ &quot;http://www.mendeley.com/documents/?uuid=07a1f792-af5d-486c-8994-4ff80df94b80&quot; ] } ], &quot;mendeley&quot; : { &quot;formattedCitation&quot; : &quot;(Dieleman &lt;i&gt;et al.&lt;/i&gt;, 2015)&quot;, &quot;plainTextFormattedCitation&quot; : &quot;(Dieleman et al., 2015)&quot;, &quot;previouslyFormattedCitation&quot; : &quot;(Dieleman &lt;i&gt;et al.&lt;/i&gt;, 2015)&quot; }, &quot;properties&quot; : { &quot;noteIndex&quot; : 0 }, &quot;schema&quot; : &quot;https://github.com/citation-style-language/schema/raw/master/csl-citation.json&quot; }"/>(Dieleman <text:span text:style-name="T1">et al.</text:span>, 2015)<field:fieldmark-end/>. It is written in the Python programming language <field:fieldmark-start text:name="__Fieldmark__23_1082891948" field:type="ADDIN CSL_CITATION { &quot;citationItems&quot; : [ { &quot;id&quot; : &quot;ITEM-1&quot;, &quot;itemData&quot; : { &quot;URL&quot; : &quot;https://www.python.org&quot;, &quot;id&quot; : &quot;ITEM-1&quot;, &quot;issued&quot; : { &quot;date-parts&quot; : [ [ &quot;0&quot; ] ] }, &quot;title&quot; : &quot;Python Software Foundation, Python Language Reference, version 2.7&quot;, &quot;type&quot; : &quot;webpage&quot; }, &quot;uris&quot; : [ &quot;http://www.mendeley.com/documents/?uuid=977c0711-a26c-43dd-aef1-d1acb2d3df9b&quot; ] } ], &quot;mendeley&quot; : { &quot;formattedCitation&quot; : &quot;(Python Software Foundation, Python Language Reference, version 2.7)&quot;, &quot;plainTextFormattedCitation&quot; : &quot;(Python Software Foundation, Python Language Reference, version 2.7)&quot;, &quot;previouslyFormattedCitation&quot; : &quot;(Python Software Foundation, Python Language Reference, version 2.7)&quot; }, &quot;properties&quot; : { &quot;noteIndex&quot; : 0 }, &quot;schema&quot; : &quot;https://github.com/citation-style-language/schema/raw/master/csl-citation.json&quot; }"/>(Python Software Foundation, Python Language Reference, version 2.7)<field:fieldmark-end/> and built on top of another library called Theano <field:fieldmark-start text:name="__Fieldmark__30_1082891948" field:type="ADDIN CSL_CITATION { &quot;citationItems&quot; : [ { &quot;id&quot; : &quot;ITEM-1&quot;, &quot;itemData&quot; : { &quot;abstract&quot; : &quot;Theano is a linear algebra compiler that optimizes a user's symbolically-specified mathematical computations to produce efficient low-level implementations. In this paper, we present new features and efficiency improvements to Theano, and benchmarks demonstrating Theano's performance relative to Torch7, a recently introduced machine learning library, and to RNNLM, a C++ library targeted at recurrent neural networks.&quot;, &quot;author&quot; : [ { &quot;dropping-particle&quot; : &quot;&quot;, &quot;family&quot; : &quot;Bastien&quot;, &quot;given&quot; : &quot;Fr\u00e9d\u00e9ric&quot;, &quot;non-dropping-particle&quot; : &quot;&quot;, &quot;parse-names&quot; : false, &quot;suffix&quot; : &quot;&quot; }, { &quot;dropping-particle&quot; : &quot;&quot;, &quot;family&quot; : &quot;Lamblin&quot;, &quot;given&quot; : &quot;Pascal&quot;, &quot;non-dropping-particle&quot; : &quot;&quot;, &quot;parse-names&quot; : false, &quot;suffix&quot; : &quot;&quot; }, { &quot;dropping-particle&quot; : &quot;&quot;, &quot;family&quot; : &quot;Pascanu&quot;, &quot;given&quot; : &quot;Razvan&quot;, &quot;non-dropping-particle&quot; : &quot;&quot;, &quot;parse-names&quot; : false, &quot;suffix&quot; : &quot;&quot; }, { &quot;dropping-particle&quot; : &quot;&quot;, &quot;family&quot; : &quot;Bergstra&quot;, &quot;given&quot; : &quot;James&quot;, &quot;non-dropping-particle&quot; : &quot;&quot;, &quot;parse-names&quot; : false, &quot;suffix&quot; : &quot;&quot; }, { &quot;dropping-particle&quot; : &quot;&quot;, &quot;family&quot; : &quot;Goodfellow&quot;, &quot;given&quot; : &quot;Ian&quot;, &quot;non-dropping-particle&quot; : &quot;&quot;, &quot;parse-names&quot; : false, &quot;suffix&quot; : &quot;&quot; }, { &quot;dropping-particle&quot; : &quot;&quot;, &quot;family&quot; : &quot;Bergeron&quot;, &quot;given&quot; : &quot;Arnaud&quot;, &quot;non-dropping-particle&quot; : &quot;&quot;, &quot;parse-names&quot; : false, &quot;suffix&quot; : &quot;&quot; }, { &quot;dropping-particle&quot; : &quot;&quot;, &quot;family&quot; : &quot;Bouchard&quot;, &quot;given&quot; : &quot;Nicolas&quot;, &quot;non-dropping-particle&quot; : &quot;&quot;, &quot;parse-names&quot; : false, &quot;suffix&quot; : &quot;&quot; }, { &quot;dropping-particle&quot; : &quot;&quot;, &quot;family&quot; : &quot;Warde-Farley&quot;, &quot;given&quot; : &quot;David&quot;, &quot;non-dropping-particle&quot; : &quot;&quot;, &quot;parse-names&quot; : false, &quot;suffix&quot; : &quot;&quot; }, { &quot;dropping-particle&quot; : &quot;&quot;, &quot;family&quot; : &quot;Bengio&quot;, &quot;given&quot; : &quot;Yoshua&quot;, &quot;non-dropping-particle&quot; : &quot;&quot;, &quot;parse-names&quot; : false, &quot;suffix&quot; : &quot;&quot; } ], &quot;id&quot; : &quot;ITEM-1&quot;, &quot;issued&quot; : { &quot;date-parts&quot; : [ [ &quot;2012&quot;, &quot;11&quot;, &quot;23&quot; ] ] }, &quot;title&quot; : &quot;Theano: new features and speed improvements&quot;, &quot;type&quot; : &quot;article-journal&quot; }, &quot;uris&quot; : [ &quot;http://www.mendeley.com/documents/?uuid=aa37dad4-ba6b-3549-ad82-2e5188ad475d&quot; ] } ], &quot;mendeley&quot; : { &quot;formattedCitation&quot; : &quot;(Bastien &lt;i&gt;et al.&lt;/i&gt;, 2012)&quot;, &quot;plainTextFormattedCitation&quot; : &quot;(Bastien et al., 2012)&quot;, &quot;previouslyFormattedCitation&quot; : &quot;(Bastien &lt;i&gt;et al.&lt;/i&gt;, 2012)&quot; }, &quot;properties&quot; : { &quot;noteIndex&quot; : 0 }, &quot;schema&quot; : &quot;https://github.com/citation-style-language/schema/raw/master/csl-citation.json&quot; }"/>(Bastien <text:span text:style-name="T1">et al.</text:span>, 2012)<field:fieldmark-end/>, which allows the user to <text:span text:style-name="T3">define, optimize and evaluate mathematical expressions and most importantly for neural network training it implements efficient symbolic differentiation. Another key advantage of Theano, which is also inherited by Lasagne, is that it makes using a GPU easy and transparent.</text:span></text:p>
      <text:p text:style-name="Normal1"/>
      <text:p text:style-name="Normal1"><text:span text:style-name="T3">Lasagne is being constantly updated, providing its users with an easy way to implement and test the newest neural network architectures and training procedures. At the time of writing, the Lasagne library contains feed forward, convolutional and recurrent layers, various activation functions and many options for weight initialization and gradient descent optimizers including Nesterov momentum, RMSprop and ADAM</text:span><field:fieldmark-start text:name="__Fieldmark__53_1082891948" field:type="ADDIN CSL_CITATION { &quot;citationItems&quot; : [ { &quot;id&quot; : &quot;ITEM-1&quot;, &quot;itemData&quot; : { &quot;abstract&quot; : &quot;We introduce Adam, an algorithm for first-order gradient-based optimization of stochastic objective functions, based on adaptive estimates of lower-order moments. The method is straightforward to implement, is computationally effi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finity norm.&quot;, &quot;author&quot; : [ { &quot;dropping-particle&quot; : &quot;&quot;, &quot;family&quot; : &quot;Kingma&quot;, &quot;given&quot; : &quot;Diederik&quot;, &quot;non-dropping-particle&quot; : &quot;&quot;, &quot;parse-names&quot; : false, &quot;suffix&quot; : &quot;&quot; }, { &quot;dropping-particle&quot; : &quot;&quot;, &quot;family&quot; : &quot;Ba&quot;, &quot;given&quot; : &quot;Jimmy&quot;, &quot;non-dropping-particle&quot; : &quot;&quot;, &quot;parse-names&quot; : false, &quot;suffix&quot; : &quot;&quot; } ], &quot;id&quot; : &quot;ITEM-1&quot;, &quot;issued&quot; : { &quot;date-parts&quot; : [ [ &quot;2014&quot;, &quot;12&quot;, &quot;22&quot; ] ] }, &quot;title&quot; : &quot;Adam: A Method for Stochastic Optimization&quot;, &quot;type&quot; : &quot;article-journal&quot; }, &quot;uris&quot; : [ &quot;http://www.mendeley.com/documents/?uuid=12704c9f-d5f7-37c9-a064-ccb69393f923&quot; ] } ], &quot;mendeley&quot; : { &quot;formattedCitation&quot; : &quot;(Kingma and Ba, 2014)&quot;, &quot;plainTextFormattedCitation&quot; : &quot;(Kingma and Ba, 2014)&quot;, &quot;previouslyFormattedCitation&quot; : &quot;(Kingma and Ba, 2014)&quot; }, &quot;properties&quot; : { &quot;noteIndex&quot; : 0 }, &quot;schema&quot; : &quot;https://github.com/citation-style-language/schema/raw/master/csl-citation.json&quot; }"/><text:span text:style-name="T3"> (Kingma and Ba, 2014)</text:span><field:fieldmark-end/><text:span text:style-name="T3">. </text:span></text:p>
      <text:p text:style-name="Normal1"/>
      <text:p text:style-name="Normal1"><text:span text:style-name="T3">The Lasagne documentation includes a tutorial and other code examples in a recipe directory. <text:s/>Additionally we make all of our code available to provide the users interested in bioinformatics with examples tailored to their needs.</text:span></text:p>
      <text:p text:style-name="Normal1"/>
      <text:p text:style-name="Normal1">All of our models were implemented using the Lasagne library and the code is publicly available on github at <text:a xlink:type="simple" xlink:href="https://github.com/vanessajurtz/lasagne4bio" text:style-name="Internet_20_link" text:visited-style-name="Visited_20_Internet_20_Link">https://github.com/vanessajurtz/lasagne4bio</text:a> Neural network training was performed on Nvidia Tesla K40 GPUs and Nvidia Titan X GPUs. </text:p>
      <text:h text:style-name="P5" text:outline-level="2"><text:bookmark text:name="_ewwxb8fjxp7p"/>Cross-validation</text:h>
      <text:p text:style-name="Normal1">For training and performance evaluation of neural networks, a training set on which the model parameters are trained by forward- and backpropagation, a validation set for early stopping (i.e. training is stopped when the best performance is reached on this dataset to avoid overfitting to the training data) and a test set for independent evaluation of the model performance, are normally used. To ensure optimal model training and reliable model evaluation, it is essential that limited data redundancy is present between these three data sets. What defines redundancy however depends strongly on type of data at hand, and most often is based on expert knowledge about the given biological problem. Failing to deal with data redundancy will most often lead to either poorly trained (i.e. overfitted) models, and/or overestimation of model performance. With this in mind, five fold nested cross-validation is often used to train machine learning models. The original dataset is split into five partitions (in a manner properly dealing with data redundancy). In turn, each of these five partitions are left out for testing, the remaining partitions are used to train 4 models each using 3 partitions for training and one for validation, and the test set is evaluated against this ensemble of 4 models. A variant of nested cross-validation, is simple cross-validation where the validation set is omitted, the model is trained excluding early stopping on 4 data partitions, and the left out test set is evaluated on this single model.</text:p>
      <text:h text:style-name="P5" text:outline-level="2"><text:bookmark text:name="_nzjq5svzulam"/>Performance measures</text:h>
      <text:p text:style-name="Normal1"><text:soft-page-break/>The measures we use here to evaluate the performance of our models are accuracy (ACC), Pearson's correlation coefficient (PCC) and area under the receiver operating curve (AUC) <field:fieldmark-start text:name="__Fieldmark__95_1082891948" field:type="ADDIN CSL_CITATION { &quot;citationItems&quot; : [ { &quot;id&quot; : &quot;ITEM-1&quot;, &quot;itemData&quot; : { &quot;ISSN&quot; : &quot;1367-4803&quot;, &quot;PMID&quot; : &quot;10871264&quot;, &quot;abstract&quot; : &quot;We provide a unified overview of methods that currently are widely used to assess the accuracy of prediction algorithms, from raw percentages, quadratic error measures and other distances, and correlation coefficients, and to information theoretic measures such as relative entropy and mutual information. We briefly discuss the advantages and disadvantages of each approach. For classification tasks, we derive new learning algorithms for the design of prediction systems by directly optimising the correlation coefficient. We observe and prove several results relating sensitivity and specificity of optimal systems. While the principles are general, we illustrate the applicability on specific problems such as protein secondary structure and signal peptide prediction.&quot;, &quot;author&quot; : [ { &quot;dropping-particle&quot; : &quot;&quot;, &quot;family&quot; : &quot;Baldi&quot;, &quot;given&quot; : &quot;P&quot;, &quot;non-dropping-particle&quot; : &quot;&quot;, &quot;parse-names&quot; : false, &quot;suffix&quot; : &quot;&quot; }, { &quot;dropping-particle&quot; : &quot;&quot;, &quot;family&quot; : &quot;Brunak&quot;, &quot;given&quot; : &quot;S&quot;, &quot;non-dropping-particle&quot; : &quot;&quot;, &quot;parse-names&quot; : false, &quot;suffix&quot; : &quot;&quot; }, { &quot;dropping-particle&quot; : &quot;&quot;, &quot;family&quot; : &quot;Chauvin&quot;, &quot;given&quot; : &quot;Y&quot;, &quot;non-dropping-particle&quot; : &quot;&quot;, &quot;parse-names&quot; : false, &quot;suffix&quot; : &quot;&quot; }, { &quot;dropping-particle&quot; : &quot;&quot;, &quot;family&quot; : &quot;Andersen&quot;, &quot;given&quot; : &quot;C A&quot;, &quot;non-dropping-particle&quot; : &quot;&quot;, &quot;parse-names&quot; : false, &quot;suffix&quot; : &quot;&quot; }, { &quot;dropping-particle&quot; : &quot;&quot;, &quot;family&quot; : &quot;Nielsen&quot;, &quot;given&quot; : &quot;H&quot;, &quot;non-dropping-particle&quot; : &quot;&quot;, &quot;parse-names&quot; : false, &quot;suffix&quot; : &quot;&quot; } ], &quot;container-title&quot; : &quot;Bioinformatics (Oxford, England)&quot;, &quot;id&quot; : &quot;ITEM-1&quot;, &quot;issue&quot; : &quot;5&quot;, &quot;issued&quot; : { &quot;date-parts&quot; : [ [ &quot;2000&quot;, &quot;5&quot; ] ] }, &quot;page&quot; : &quot;412-24&quot;, &quot;title&quot; : &quot;Assessing the accuracy of prediction algorithms for classification: an overview.&quot;, &quot;type&quot; : &quot;article-journal&quot;, &quot;volume&quot; : &quot;16&quot; }, &quot;uris&quot; : [ &quot;http://www.mendeley.com/documents/?uuid=410baf31-aa2a-4793-a669-113962b8aa60&quot; ] } ], &quot;mendeley&quot; : { &quot;formattedCitation&quot; : &quot;(Baldi &lt;i&gt;et al.&lt;/i&gt;, 2000)&quot;, &quot;plainTextFormattedCitation&quot; : &quot;(Baldi et al., 2000)&quot;, &quot;previouslyFormattedCitation&quot; : &quot;(Baldi &lt;i&gt;et al.&lt;/i&gt;, 2000)&quot; }, &quot;properties&quot; : { &quot;noteIndex&quot; : 0 }, &quot;schema&quot; : &quot;https://github.com/citation-style-language/schema/raw/master/csl-citation.json&quot; }"/>(Baldi <text:span text:style-name="T1">et al.</text:span>, 2000)<field:fieldmark-end/>. ACC is based on counting the examples that the method predicted correctly (as true positives or true negatives) and then divide this number by the total number of predictions. An ACC of 1 is achieved by a method that always predicts correctly, a method predicting randomly will have an ACC of 0.5 (when positive and negative examples are balanced). PCC calculates the correlation between the predictions made by the method and the target values. A PCC value of 1/-1 is perfect (reverse) correlation, 0 is no correlation. To generate a receiver operating curve (ROC) one needs binary target values and continuous predictions made by the method to be evaluated. The ROC curve is then constructed by shifting the threshold for determining positive and negative predictions made by the method; each time threshold is shifted the true positive and false positive predictions are calculated and entered into a diagram with false positives on the x-axis and true positives on the y-axis. The AUC is 0.5 for a method that makes random predictions and 1 for a method that makes perfect predictions. </text:p>
      <text:h text:style-name="P4" text:outline-level="2"><text:bookmark text:name="_x5yj7x13b4da"/>Subcellular localization of proteins</text:h>
      <text:h text:style-name="P8" text:outline-level="3"><text:bookmark text:name="_edy0z1y7dul8"/>Dataset</text:h>
      <text:p text:style-name="Normal1">The dataset of 5,959 proteins with 11 possible locations (cytoplasm, nucleus, extracellular, mitochondria, plasma membrane, ER, chloroplast, Golgi apparatus, lysosome and peroxisome) created by <field:fieldmark-start text:name="__Fieldmark__123_1082891948" field:type="ADDIN CSL_CITATION { &quot;citationItems&quot; : [ { &quot;id&quot; : &quot;ITEM-1&quot;, &quot;itemData&quot; : { &quot;DOI&quot; : &quot;10.1093/bioinformatics/btl002&quot;, &quot;ISSN&quot; : &quot;1367-4803&quot;, &quot;PMID&quot; : &quot;16428265&quot;, &quot;abstract&quot; : &quot;MOTIVATION Functional annotation of unknown proteins is a major goal in proteomics. A key annotation is the prediction of a protein's subcellular localization. Numerous prediction techniques have been developed, typically focusing on a single underlying biological aspect or predicting a subset of all possible localizations. An important step is taken towards emulating the protein sorting process by capturing and bringing together biologically relevant information, and addressing the clear need to improve prediction accuracy and localization coverage. RESULTS Here we present a novel SVM-based approach for predicting subcellular localization, which integrates N-terminal targeting sequences, amino acid composition and protein sequence motifs. We show how this approach improves the prediction based on N-terminal targeting sequences, by comparing our method TargetLoc against existing methods. Furthermore, MultiLoc performs considerably better than comparable methods predicting all major eukaryotic subcellular localizations, and shows better or comparable results to methods that are specialized on fewer localizations or for one organism. AVAILABILITY http://www-bs.informatik.uni-tuebingen.de/Services/MultiLoc/&quot;, &quot;author&quot; : [ { &quot;dropping-particle&quot; : &quot;&quot;, &quot;family&quot; : &quot;H\u00f6glund&quot;, &quot;given&quot; : &quot;Annette&quot;, &quot;non-dropping-particle&quot; : &quot;&quot;, &quot;parse-names&quot; : false, &quot;suffix&quot; : &quot;&quot; }, { &quot;dropping-particle&quot; : &quot;&quot;, &quot;family&quot; : &quot;D\u00f6nnes&quot;, &quot;given&quot; : &quot;Pierre&quot;, &quot;non-dropping-particle&quot; : &quot;&quot;, &quot;parse-names&quot; : false, &quot;suffix&quot; : &quot;&quot; }, { &quot;dropping-particle&quot; : &quot;&quot;, &quot;family&quot; : &quot;Blum&quot;, &quot;given&quot; : &quot;Torsten&quot;, &quot;non-dropping-particle&quot; : &quot;&quot;, &quot;parse-names&quot; : false, &quot;suffix&quot; : &quot;&quot; }, { &quot;dropping-particle&quot; : &quot;&quot;, &quot;family&quot; : &quot;Adolph&quot;, &quot;given&quot; : &quot;Hans-Werner&quot;, &quot;non-dropping-particle&quot; : &quot;&quot;, &quot;parse-names&quot; : false, &quot;suffix&quot; : &quot;&quot; }, { &quot;dropping-particle&quot; : &quot;&quot;, &quot;family&quot; : &quot;Kohlbacher&quot;, &quot;given&quot; : &quot;Oliver&quot;, &quot;non-dropping-particle&quot; : &quot;&quot;, &quot;parse-names&quot; : false, &quot;suffix&quot; : &quot;&quot; } ], &quot;container-title&quot; : &quot;Bioinformatics (Oxford, England)&quot;, &quot;id&quot; : &quot;ITEM-1&quot;, &quot;issue&quot; : &quot;10&quot;, &quot;issued&quot; : { &quot;date-parts&quot; : [ [ &quot;2006&quot;, &quot;5&quot;, &quot;15&quot; ] ] }, &quot;page&quot; : &quot;1158-65&quot;, &quot;title&quot; : &quot;MultiLoc: prediction of protein subcellular localization using N-terminal targeting sequences, sequence motifs and amino acid composition.&quot;, &quot;type&quot; : &quot;article-journal&quot;, &quot;volume&quot; : &quot;22&quot; }, &quot;uris&quot; : [ &quot;http://www.mendeley.com/documents/?uuid=db13908e-74d8-3724-b5cc-f3bd365cbeb2&quot; ] } ], &quot;mendeley&quot; : { &quot;formattedCitation&quot; : &quot;(H\u00f6glund &lt;i&gt;et al.&lt;/i&gt;, 2006)&quot;, &quot;plainTextFormattedCitation&quot; : &quot;(H\u00f6glund et al., 2006)&quot;, &quot;previouslyFormattedCitation&quot; : &quot;(H\u00f6glund &lt;i&gt;et al.&lt;/i&gt;, 2006)&quot; }, &quot;properties&quot; : { &quot;noteIndex&quot; : 0 }, &quot;schema&quot; : &quot;https://github.com/citation-style-language/schema/raw/master/csl-citation.json&quot; }"/>(Höglund <text:span text:style-name="T1">et al.</text:span>, 2006)<field:fieldmark-end/> available at the website of the University of Tübingen (https://abi.inf.uni-tuebingen.de/Services/MultiLoc/multiloc_dataset) was used to train models to predict subcellular localization. The dataset is homology reduced to 80% identity. 20% of the data were held out to evaluate test performance and the rest of the data were used for training. Protein sequences longer than 1000 amino acids were truncated by removing amino acids from the middle of the sequence.</text:p>
      <text:h text:style-name="P8" text:outline-level="3"><text:bookmark text:name="_by4u5x62oic8"/>Models</text:h>
      <text:p text:style-name="P1">Protein sequences were encoded using profiles (constructed using PROFILpro (available at http://download.igb.uci.edu/#sspro) with 3 blastpgp iterations against the 2016_04 release of Uniref50 <field:fieldmark-start text:name="__Fieldmark__156_1082891948" field:type="ADDIN CSL_CITATION { &quot;citationItems&quot; : [ { &quot;id&quot; : &quot;ITEM-1&quot;, &quot;itemData&quot; : { &quot;DOI&quot; : &quot;10.1093/bioinformatics/btu352&quot;, &quot;ISSN&quot; : &quot;1367-4811&quot;, &quot;PMID&quot; : &quot;24860169&quot;, &quot;abstract&quot; : &quot;MOTIVATION Accurately predicting protein secondary structure and relative solvent accessibility is important for the study of protein evolution, structure and function and as a component of protein 3D structure prediction pipelines. Most predictors use a combination of machine learning and profiles, and thus must be retrained and assessed periodically as the number of available protein sequences and structures continues to grow. RESULTS We present newly trained modular versions of the SSpro and ACCpro predictors of secondary structure and relative solvent accessibility together with their multi-class variants SSpro8 and ACCpro20. We introduce a sharp distinction between the use of sequence similarity alone, typically in the form of sequence profiles at the input level, and the additional use of sequence-based structural similarity, which uses similarity to sequences in the Protein Data Bank to infer annotations at the output level, and study their relative contributions to modern predictors. Using sequence similarity alone, SSpro's accuracy is between 79 and 80% (79% for ACCpro) and no other predictor seems to exceed 82%. However, when sequence-based structural similarity is added, the accuracy of SSpro rises to 92.9% (90% for ACCpro). Thus, by combining both approaches, these problems appear now to be essentially solved, as an accuracy of 100% cannot be expected for several well-known reasons. These results point also to several open technical challenges, including (i) achieving on the order of \u2265 80% accuracy, without using any similarity with known proteins and (ii) achieving on the order of \u2265 85% accuracy, using sequence similarity alone. AVAILABILITY AND IMPLEMENTATION SSpro, SSpro8, ACCpro and ACCpro20 programs, data and web servers are available through the SCRATCH suite of protein structure predictors at http://scratch.proteomics.ics.uci.edu.&quot;, &quot;author&quot; : [ { &quot;dropping-particle&quot; : &quot;&quot;, &quot;family&quot; : &quot;Magnan&quot;, &quot;given&quot; : &quot;Christophe N&quot;, &quot;non-dropping-particle&quot; : &quot;&quot;, &quot;parse-names&quot; : false, &quot;suffix&quot; : &quot;&quot; }, { &quot;dropping-particle&quot; : &quot;&quot;, &quot;family&quot; : &quot;Baldi&quot;, &quot;given&quot; : &quot;Pierre&quot;, &quot;non-dropping-particle&quot; : &quot;&quot;, &quot;parse-names&quot; : false, &quot;suffix&quot; : &quot;&quot; } ], &quot;container-title&quot; : &quot;Bioinformatics (Oxford, England)&quot;, &quot;id&quot; : &quot;ITEM-1&quot;, &quot;issue&quot; : &quot;18&quot;, &quot;issued&quot; : { &quot;date-parts&quot; : [ [ &quot;2014&quot;, &quot;9&quot;, &quot;15&quot; ] ] }, &quot;page&quot; : &quot;2592-7&quot;, &quot;title&quot; : &quot;SSpro/ACCpro 5: almost perfect prediction of protein secondary structure and relative solvent accessibility using profiles, machine learning and structural similarity.&quot;, &quot;type&quot; : &quot;article-journal&quot;, &quot;volume&quot; : &quot;30&quot; }, &quot;uris&quot; : [ &quot;http://www.mendeley.com/documents/?uuid=5144539d-0fdc-3083-a741-3fde5e38aa04&quot; ] } ], &quot;mendeley&quot; : { &quot;formattedCitation&quot; : &quot;(Magnan and Baldi, 2014)&quot;, &quot;plainTextFormattedCitation&quot; : &quot;(Magnan and Baldi, 2014)&quot;, &quot;previouslyFormattedCitation&quot; : &quot;(Magnan and Baldi, 2014)&quot; }, &quot;properties&quot; : { &quot;noteIndex&quot; : 0 }, &quot;schema&quot; : &quot;https://github.com/citation-style-language/schema/raw/master/csl-citation.json&quot; }"/>(Magnan and Baldi, 2014)<field:fieldmark-end/>. </text:p>
      <text:p text:style-name="P1"/>
      <text:p text:style-name="Normal1">A visualization of the neural network to predict subcellular localization can be found in Figure 2B and Table S1. The protein sequence was first processed by a convolutional layer containing filters of sizes of 1,3,5,9,15 and 21 amino acids with 10 filters of each size. The convolutional layer was processed by a bidirectional LSTM layer with 256 LSTM memory blocks in each, the forwards and backwards layer. The activations of the hidden neurons were concatenated and fed into the attention function, representing the importance of each position in the protein sequence in regards to subcellular localization. Subsequently the weighted sum over the individual sequence positions was calculated, resulting in an attention context vector of 256 hidden neurons. The attention context vector obtained was passed to a dense layer with 512 hidden neurons that is connected to the output. This output layer contained 10 neurons, one for each possible subcellular location. ReLU nonlinearities were applied to the convolutional and dense layers and the hyperbolic tangent to the LSTM layer, a multiway softmax function was applied to the output to obtain the prediction of the subcellular localization.</text:p>
      <text:p text:style-name="Normal1"/>
      <text:p text:style-name="Normal1">All weights were initialized using orthogonal initialization suggested by <field:fieldmark-start text:name="__Fieldmark__202_1082891948" field:type="ADDIN CSL_CITATION { &quot;citationItems&quot; : [ { &quot;id&quot; : &quot;ITEM-1&quot;, &quot;itemData&quot; : { &quot;abstract&quot; : &quot;Despite the widespread practical success of deep learning methods, our theoretical understanding of the dynamics of learning in deep neural networks remains quite sparse. We attempt to bridge the gap between the theory and practice of deep learning by systematically analyzing learning dynamics for the restricted case of deep linear neural networks. Despite the linearity of their input-output map, such networks have nonlinear gradient descent dynamics on weights that change with the addition of each new hidden layer. We show that deep linear networks exhibit nonlinear learning phenomena similar to those seen in simulations of nonlinear networks, including long plateaus followed by rapid transitions to lower error solutions, and faster convergence from greedy unsupervised pretraining initial conditions than from random initial conditions. We provide an analytical description of these phenomena by finding new exact solutions to the nonlinear dynamics of deep learning. Our theoretical analysis also reveals the surprising finding that as the depth of a network approaches infinity, learning speed can nevertheless remain finite: for a special class of initial conditions on the weights, very deep networks incur only a finite, depth independent, delay in learning speed relative to shallow networks. We show that, under certain conditions on the training data, unsupervised pretraining can find this special class of initial conditions, while scaled random Gaussian initializations cannot. We further exhibit a new class of random orthogonal initial conditions on weights that, like unsupervised pre-training, enjoys depth independent learning times. We further show that these initial conditions also lead to faithful propagation of gradients even in deep nonlinear networks, as long as they operate in a special regime known as the edge of chaos.&quot;, &quot;author&quot; : [ { &quot;dropping-particle&quot; : &quot;&quot;, &quot;family&quot; : &quot;Saxe&quot;, &quot;given&quot; : &quot;Andrew M.&quot;, &quot;non-dropping-particle&quot; : &quot;&quot;, &quot;parse-names&quot; : false, &quot;suffix&quot; : &quot;&quot; }, { &quot;dropping-particle&quot; : &quot;&quot;, &quot;family&quot; : &quot;McClelland&quot;, &quot;given&quot; : &quot;James L.&quot;, &quot;non-dropping-particle&quot; : &quot;&quot;, &quot;parse-names&quot; : false, &quot;suffix&quot; : &quot;&quot; }, { &quot;dropping-particle&quot; : &quot;&quot;, &quot;family&quot; : &quot;Ganguli&quot;, &quot;given&quot; : &quot;Surya&quot;, &quot;non-dropping-particle&quot; : &quot;&quot;, &quot;parse-names&quot; : false, &quot;suffix&quot; : &quot;&quot; } ], &quot;id&quot; : &quot;ITEM-1&quot;, &quot;issued&quot; : { &quot;date-parts&quot; : [ [ &quot;2013&quot;, &quot;12&quot;, &quot;20&quot; ] ] }, &quot;title&quot; : &quot;Exact solutions to the nonlinear dynamics of learning in deep linear neural networks&quot;, &quot;type&quot; : &quot;article-journal&quot; }, &quot;uris&quot; : [ &quot;http://www.mendeley.com/documents/?uuid=50d6d173-088d-42ed-9fb1-8c1748caa934&quot; ] } ], &quot;mendeley&quot; : { &quot;formattedCitation&quot; : &quot;(Saxe &lt;i&gt;et al.&lt;/i&gt;, 2013)&quot;, &quot;plainTextFormattedCitation&quot; : &quot;(Saxe et al., 2013)&quot;, &quot;previouslyFormattedCitation&quot; : &quot;(Saxe &lt;i&gt;et al.&lt;/i&gt;, 2013)&quot; }, &quot;properties&quot; : { &quot;noteIndex&quot; : 0 }, &quot;schema&quot; : &quot;https://github.com/citation-style-language/schema/raw/master/csl-citation.json&quot; }"/>(Saxe <text:span text:style-name="T1">et al.</text:span>, 2013)<field:fieldmark-end/>. The Adam optimizer <field:fieldmark-start text:name="__Fieldmark__213_1082891948" field:type="ADDIN CSL_CITATION { &quot;citationItems&quot; : [ { &quot;id&quot; : &quot;ITEM-1&quot;, &quot;itemData&quot; : { &quot;abstract&quot; : &quot;We introduce Adam, an algorithm for first-order gradient-based optimization of stochastic objective functions, based on adaptive estimates of lower-order moments. The method is straightforward to implement, is computationally effi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finity norm.&quot;, &quot;author&quot; : [ { &quot;dropping-particle&quot; : &quot;&quot;, &quot;family&quot; : &quot;Kingma&quot;, &quot;given&quot; : &quot;Diederik&quot;, &quot;non-dropping-particle&quot; : &quot;&quot;, &quot;parse-names&quot; : false, &quot;suffix&quot; : &quot;&quot; }, { &quot;dropping-particle&quot; : &quot;&quot;, &quot;family&quot; : &quot;Ba&quot;, &quot;given&quot; : &quot;Jimmy&quot;, &quot;non-dropping-particle&quot; : &quot;&quot;, &quot;parse-names&quot; : false, &quot;suffix&quot; : &quot;&quot; } ], &quot;id&quot; : &quot;ITEM-1&quot;, &quot;issued&quot; : { &quot;date-parts&quot; : [ [ &quot;2014&quot;, &quot;12&quot;, &quot;22&quot; ] ] }, &quot;title&quot; : &quot;Adam: A Method for Stochastic Optimization&quot;, &quot;type&quot; : &quot;article-journal&quot; }, &quot;uris&quot; : [ &quot;http://www.mendeley.com/documents/?uuid=12704c9f-d5f7-37c9-a064-ccb69393f923&quot; ] } ], &quot;mendeley&quot; : { &quot;formattedCitation&quot; : &quot;(Kingma and Ba, 2014)&quot;, &quot;plainTextFormattedCitation&quot; : &quot;(Kingma and Ba, 2014)&quot;, &quot;previouslyFormattedCitation&quot; : &quot;(Kingma and Ba, 2014)&quot; }, &quot;properties&quot; : { &quot;noteIndex&quot; : 0 }, &quot;schema&quot; : &quot;https://github.com/citation-style-language/schema/raw/master/csl-citation.json&quot; }"/>(Kingma and Ba, 2014)<field:fieldmark-end/> was used to update the weights with a learning rate of <text:soft-page-break/>5e-4 (β1 = 0.1, β2 = 0.001, ǫ = 108<text:span text:style-name="T4"> and λ = 10−8 )</text:span>. If the total norm of the gradients exceeded 3 all gradients were scaled such that the norm equals 3 <field:fieldmark-start text:name="__Fieldmark__221_1082891948" field:type="ADDIN CSL_CITATION { &quot;citationItems&quot; : [ { &quot;id&quot; : &quot;ITEM-1&quot;, &quot;itemData&quot; : { &quot;abstract&quot; : &quot;Deep Neural Networks (DNNs) are powerful models that have achieved excellent performance on difficult learning tasks. Although DNNs work well whenever large labeled training sets are available, they cannot be used to map sequences to sequences. In this paper, we present a general end-to-end approach to sequence learning that makes minimal assumptions on the sequence structure. Our method uses a multilayered Long Short-Term Memory (LSTM) to map the input sequence to a vector of a fixed dimensionality, and then another deep LSTM to decode the target sequence from the vector. Our main result is that on an English to French translation task from the WMT'14 dataset, the translations produced by the LSTM achieve a BLEU score of 34.8 on the entire test set, where the LSTM's BLEU score was penalized on out-of-vocabulary words. Additionally, the LSTM did not have difficulty on long sentences. For comparison, a phrase-based SMT system achieves a BLEU score of 33.3 on the same dataset. When we used the LSTM to rerank the 1000 hypotheses produced by the aforementioned SMT system, its BLEU score increases to 36.5, which is close to the previous best result on this task. The LSTM also learned sensible phrase and sentence representations that are sensitive to word order and are relatively invariant to the active and the passive voice. Finally, we found that reversing the order of the words in all source sentences (but not target sentences) improved the LSTM's performance markedly, because doing so introduced many short term dependencies between the source and the target sentence which made the optimization problem easier.&quot;, &quot;author&quot; : [ { &quot;dropping-particle&quot; : &quot;&quot;, &quot;family&quot; : &quot;Sutskever&quot;, &quot;given&quot; : &quot;Ilya&quot;, &quot;non-dropping-particle&quot; : &quot;&quot;, &quot;parse-names&quot; : false, &quot;suffix&quot; : &quot;&quot; }, { &quot;dropping-particle&quot; : &quot;&quot;, &quot;family&quot; : &quot;Vinyals&quot;, &quot;given&quot; : &quot;Oriol&quot;, &quot;non-dropping-particle&quot; : &quot;&quot;, &quot;parse-names&quot; : false, &quot;suffix&quot; : &quot;&quot; }, { &quot;dropping-particle&quot; : &quot;V.&quot;, &quot;family&quot; : &quot;Le&quot;, &quot;given&quot; : &quot;Quoc&quot;, &quot;non-dropping-particle&quot; : &quot;&quot;, &quot;parse-names&quot; : false, &quot;suffix&quot; : &quot;&quot; } ], &quot;container-title&quot; : &quot;Advances in Neural Information Processing Systems&quot;, &quot;editor&quot; : [ { &quot;dropping-particle&quot; : &quot;&quot;, &quot;family&quot; : &quot;Ghahramani&quot;, &quot;given&quot; : &quot;Z.&quot;, &quot;non-dropping-particle&quot; : &quot;&quot;, &quot;parse-names&quot; : false, &quot;suffix&quot; : &quot;&quot; }, { &quot;dropping-particle&quot; : &quot;&quot;, &quot;family&quot; : &quot;Welling&quot;, &quot;given&quot; : &quot;M.&quot;, &quot;non-dropping-particle&quot; : &quot;&quot;, &quot;parse-names&quot; : false, &quot;suffix&quot; : &quot;&quot; }, { &quot;dropping-particle&quot; : &quot;&quot;, &quot;family&quot; : &quot;Cortes&quot;, &quot;given&quot; : &quot;C.&quot;, &quot;non-dropping-particle&quot; : &quot;&quot;, &quot;parse-names&quot; : false, &quot;suffix&quot; : &quot;&quot; }, { &quot;dropping-particle&quot; : &quot;&quot;, &quot;family&quot; : &quot;Lawrence&quot;, &quot;given&quot; : &quot;N. D.&quot;, &quot;non-dropping-particle&quot; : &quot;&quot;, &quot;parse-names&quot; : false, &quot;suffix&quot; : &quot;&quot; }, { &quot;dropping-particle&quot; : &quot;&quot;, &quot;family&quot; : &quot;Weinberger&quot;, &quot;given&quot; : &quot;K. Q.&quot;, &quot;non-dropping-particle&quot; : &quot;&quot;, &quot;parse-names&quot; : false, &quot;suffix&quot; : &quot;&quot; } ], &quot;id&quot; : &quot;ITEM-1&quot;, &quot;issued&quot; : { &quot;date-parts&quot; : [ [ &quot;2014&quot;, &quot;9&quot;, &quot;10&quot; ] ] }, &quot;page&quot; : &quot;3104\u20133112&quot;, &quot;publisher&quot; : &quot;Curran Associates, Inc.&quot;, &quot;title&quot; : &quot;Sequence to Sequence Learning with Neural Networks&quot;, &quot;type&quot; : &quot;chapter&quot;, &quot;volume&quot; : &quot;27&quot; }, &quot;uris&quot; : [ &quot;http://www.mendeley.com/documents/?uuid=a77c4171-e27e-3913-8653-6f496ca9fbf6&quot; ] } ], &quot;mendeley&quot; : { &quot;formattedCitation&quot; : &quot;(Sutskever &lt;i&gt;et al.&lt;/i&gt;, 2014)&quot;, &quot;plainTextFormattedCitation&quot; : &quot;(Sutskever et al., 2014)&quot;, &quot;previouslyFormattedCitation&quot; : &quot;(Sutskever &lt;i&gt;et al.&lt;/i&gt;, 2014)&quot; }, &quot;properties&quot; : { &quot;noteIndex&quot; : 0 }, &quot;schema&quot; : &quot;https://github.com/citation-style-language/schema/raw/master/csl-citation.json&quot; }"/>(Sutskever <text:span text:style-name="T1">et al.</text:span>, 2014)<field:fieldmark-end/> to stabilize training. The training set was split into 4 partitions and 4 different models were trained, using one partition as validation set. Hyper parameters were optimized using the validation set performance. The performance reported is the average of the 4 trained models on the test set, which was held out completely during training. All networks were trained for 200 epochs using a mini-batch size of 128. </text:p>
      <text:p text:style-name="Normal1"/>
      <text:p text:style-name="Normal1"><text:span text:style-name="T5">Table S1 </text:span>Sequence of layers in the A-LSTM used to predict subcellular localization.</text:p>
      <table:table table:name="Table1" table:style-name="Table1">
        <table:table-column table:style-name="Table1.A"/>
        <table:table-row table:style-name="Table1.1">
          <table:table-cell table:style-name="Table1.A1" office:value-type="string">
            <text:p text:style-name="P10"><text:span text:style-name="T5">A-LSTM</text:span></text:p>
          </table:table-cell>
        </table:table-row>
        <table:table-row table:style-name="Table1.1">
          <table:table-cell table:style-name="Table1.A2" office:value-type="string">
            <text:p text:style-name="P10">Input layer</text:p>
          </table:table-cell>
        </table:table-row>
        <table:table-row table:style-name="Table1.1">
          <table:table-cell table:style-name="Table1.A3" office:value-type="string">
            <text:p text:style-name="P10">Dropout (20%)</text:p>
          </table:table-cell>
        </table:table-row>
        <table:table-row table:style-name="Table1.1">
          <table:table-cell table:style-name="Table1.A3" office:value-type="string">
            <text:p text:style-name="P10"><text:span text:style-name="T7">Conv. [10x1, 10x3, 10x5, 10x9, 10x15, 10x21] + ReLU</text:span></text:p>
          </table:table-cell>
        </table:table-row>
        <table:table-row table:style-name="Table1.1">
          <table:table-cell table:style-name="Table1.A3" office:value-type="string">
            <text:p text:style-name="P9">Conv: [64x3]</text:p>
          </table:table-cell>
        </table:table-row>
        <table:table-row table:style-name="Table1.1">
          <table:table-cell table:style-name="Table1.A3" office:value-type="string">
            <text:p text:style-name="P10">ReLU</text:p>
          </table:table-cell>
        </table:table-row>
        <table:table-row table:style-name="Table1.1">
          <table:table-cell table:style-name="Table1.A3" office:value-type="string">
            <text:p text:style-name="P9">[Forward LSTM (256), Backward LSTM (256)]</text:p>
          </table:table-cell>
        </table:table-row>
        <table:table-row table:style-name="Table1.1">
          <table:table-cell table:style-name="Table1.A3" office:value-type="string">
            <text:p text:style-name="P9">Attention (256)</text:p>
          </table:table-cell>
        </table:table-row>
        <table:table-row table:style-name="Table1.1">
          <table:table-cell table:style-name="Table1.A3" office:value-type="string">
            <text:p text:style-name="P9">Dense (512)</text:p>
          </table:table-cell>
        </table:table-row>
        <table:table-row table:style-name="Table1.1">
          <table:table-cell table:style-name="Table1.A3" office:value-type="string">
            <text:p text:style-name="P10">ReLU</text:p>
          </table:table-cell>
        </table:table-row>
        <table:table-row table:style-name="Table1.1">
          <table:table-cell table:style-name="Table1.A3" office:value-type="string">
            <text:p text:style-name="P10">Dropout (50%)</text:p>
          </table:table-cell>
        </table:table-row>
        <table:table-row table:style-name="Table1.1">
          <table:table-cell table:style-name="Table1.A12" office:value-type="string">
            <text:p text:style-name="P9">Softmax [localization prediction]</text:p>
          </table:table-cell>
        </table:table-row>
      </table:table>
      <text:p text:style-name="Normal1"/>
      <text:h text:style-name="P4" text:outline-level="2"><text:bookmark text:name="_jib5sokqdrbw"/>Protein secondary structure prediction</text:h>
      <text:h text:style-name="P8" text:outline-level="3"><text:bookmark text:name="_7xin4bx40h3"/>Dataset</text:h>
      <text:p text:style-name="Normal1">The CB513 dataset was first published by <field:fieldmark-start text:name="__Fieldmark__307_1082891948" field:type="ADDIN CSL_CITATION { &quot;citationItems&quot; : [ { &quot;id&quot; : &quot;ITEM-1&quot;, &quot;itemData&quot; : { &quot;PMID&quot; : &quot;21347158&quot;, &quot;abstract&quot; : &quot;In this paper we describe CB513 a non-redundant dataset, suitable for development of algorithms for prediction of secondary protein structure. A program was made in Borland Delphi for transforming data from our dataset to make it suitable for learning of neural network for prediction of secondary protein structure implemented in MATLAB Neural-Network Toolbox. Learning (training and testing) of neural network is researched with different sizes of windows, different number of neurons in the hidden layer and different number of training epochs, while using dataset CB513.&quot;, &quot;author&quot; : [ { &quot;dropping-particle&quot; : &quot;&quot;, &quot;family&quot; : &quot;Avdagic&quot;, &quot;given&quot; : &quot;Zikrija&quot;, &quot;non-dropping-particle&quot; : &quot;&quot;, &quot;parse-names&quot; : false, &quot;suffix&quot; : &quot;&quot; }, { &quot;dropping-particle&quot; : &quot;&quot;, &quot;family&quot; : &quot;Purisevic&quot;, &quot;given&quot; : &quot;Elvir&quot;, &quot;non-dropping-particle&quot; : &quot;&quot;, &quot;parse-names&quot; : false, &quot;suffix&quot; : &quot;&quot; }, { &quot;dropping-particle&quot; : &quot;&quot;, &quot;family&quot; : &quot;Omanovic&quot;, &quot;given&quot; : &quot;Samir&quot;, &quot;non-dropping-particle&quot; : &quot;&quot;, &quot;parse-names&quot; : false, &quot;suffix&quot; : &quot;&quot; }, { &quot;dropping-particle&quot; : &quot;&quot;, &quot;family&quot; : &quot;Coralic&quot;, &quot;given&quot; : &quot;Zlatan&quot;, &quot;non-dropping-particle&quot; : &quot;&quot;, &quot;parse-names&quot; : false, &quot;suffix&quot; : &quot;&quot; } ], &quot;container-title&quot; : &quot;Summit on translational bioinformatics&quot;, &quot;id&quot; : &quot;ITEM-1&quot;, &quot;issued&quot; : { &quot;date-parts&quot; : [ [ &quot;2009&quot;, &quot;3&quot;, &quot;1&quot; ] ] }, &quot;page&quot; : &quot;1-5&quot;, &quot;title&quot; : &quot;Artificial Intelligence in Prediction of Secondary Protein Structure Using CB513 Database.&quot;, &quot;type&quot; : &quot;article-journal&quot;, &quot;volume&quot; : &quot;2009&quot; }, &quot;uris&quot; : [ &quot;http://www.mendeley.com/documents/?uuid=f86c36ac-3490-422e-94a7-93e6fefd0384&quot; ] } ], &quot;mendeley&quot; : { &quot;formattedCitation&quot; : &quot;(Avdagic &lt;i&gt;et al.&lt;/i&gt;, 2009)&quot;, &quot;plainTextFormattedCitation&quot; : &quot;(Avdagic et al., 2009)&quot;, &quot;previouslyFormattedCitation&quot; : &quot;(Avdagic &lt;i&gt;et al.&lt;/i&gt;, 2009)&quot; }, &quot;properties&quot; : { &quot;noteIndex&quot; : 0 }, &quot;schema&quot; : &quot;https://github.com/citation-style-language/schema/raw/master/csl-citation.json&quot; }"/>(Avdagic <text:span text:style-name="T1">et al.</text:span>, 2009)<field:fieldmark-end/>, the version with additional profile encoding we use is based on <field:fieldmark-start text:name="__Fieldmark__317_1082891948" field:type="ADDIN CSL_CITATION { &quot;citationItems&quot; : [ { &quot;id&quot; : &quot;ITEM-1&quot;, &quot;itemData&quot; : { &quot;author&quot; : [ { &quot;dropping-particle&quot; : &quot;&quot;, &quot;family&quot; : &quot;Zhou&quot;, &quot;given&quot; : &quot;Jian&quot;, &quot;non-dropping-particle&quot; : &quot;&quot;, &quot;parse-names&quot; : false, &quot;suffix&quot; : &quot;&quot; }, { &quot;dropping-particle&quot; : &quot;&quot;, &quot;family&quot; : &quot;Trojanskaya&quot;, &quot;given&quot; : &quot;Olga G.&quot;, &quot;non-dropping-particle&quot; : &quot;&quot;, &quot;parse-names&quot; : false, &quot;suffix&quot; : &quot;&quot; } ], &quot;container-title&quot; : &quot;Journal of Machine Learning Research Proceedings&quot;, &quot;id&quot; : &quot;ITEM-1&quot;, &quot;issue&quot; : &quot;ICML 2014&quot;, &quot;issued&quot; : { &quot;date-parts&quot; : [ [ &quot;2014&quot; ] ] }, &quot;title&quot; : &quot;Journal of Machine Learning Research&quot;, &quot;type&quot; : &quot;article-journal&quot;, &quot;volume&quot; : &quot;32&quot; }, &quot;uris&quot; : [ &quot;http://www.mendeley.com/documents/?uuid=98e74ac5-a612-45e0-966c-7e70b1f1b2cd&quot; ] } ], &quot;mendeley&quot; : { &quot;formattedCitation&quot; : &quot;(Zhou and Trojanskaya, 2014)&quot;, &quot;plainTextFormattedCitation&quot; : &quot;(Zhou and Trojanskaya, 2014)&quot;, &quot;previouslyFormattedCitation&quot; : &quot;(Zhou and Trojanskaya, 2014)&quot; }, &quot;properties&quot; : { &quot;noteIndex&quot; : 0 }, &quot;schema&quot; : &quot;https://github.com/citation-style-language/schema/raw/master/csl-citation.json&quot; }"/>(Zhou and Trojanskaya, 2014)<field:fieldmark-end/>. We trained all neural networks on the cullpdb+profile_6133_filtered dataset and tested on the CB513 (both can be downloaded at <text:a xlink:type="simple" xlink:href="http://www.princeton.edu/~jzthree/datasets/ICML2014/" text:style-name="Internet_20_link" text:visited-style-name="Visited_20_Internet_20_Link">http://www.princeton.edu/~jzthree/datasets/ICML2014/</text:a>). The dataset consists of amino acid sequences of proteins with a length up to 700 amino acids and corresponding sequence profiles. The secondary structure of the proteins, which should be predicted, is given as eight different DSSP classes (Q8) <field:fieldmark-start text:name="__Fieldmark__331_1082891948" field:type="ADDIN CSL_CITATION { &quot;citationItems&quot; : [ { &quot;id&quot; : &quot;ITEM-1&quot;, &quot;itemData&quot; : { &quot;DOI&quot; : &quot;10.1002/bip.360221211&quot;, &quot;ISSN&quot; : &quot;0006-3525&quot;, &quot;author&quot; : [ { &quot;dropping-particle&quot; : &quot;&quot;, &quot;family&quot; : &quot;Kabsch&quot;, &quot;given&quot; : &quot;Wolfgang&quot;, &quot;non-dropping-particle&quot; : &quot;&quot;, &quot;parse-names&quot; : false, &quot;suffix&quot; : &quot;&quot; }, { &quot;dropping-particle&quot; : &quot;&quot;, &quot;family&quot; : &quot;Sander&quot;, &quot;given&quot; : &quot;Christian&quot;, &quot;non-dropping-particle&quot; : &quot;&quot;, &quot;parse-names&quot; : false, &quot;suffix&quot; : &quot;&quot; } ], &quot;container-title&quot; : &quot;Biopolymers&quot;, &quot;id&quot; : &quot;ITEM-1&quot;, &quot;issue&quot; : &quot;12&quot;, &quot;issued&quot; : { &quot;date-parts&quot; : [ [ &quot;1983&quot;, &quot;12&quot; ] ] }, &quot;page&quot; : &quot;2577-2637&quot;, &quot;title&quot; : &quot;Dictionary of protein secondary structure: Pattern recognition of hydrogen-bonded and geometrical features&quot;, &quot;type&quot; : &quot;article-journal&quot;, &quot;volume&quot; : &quot;22&quot; }, &quot;uris&quot; : [ &quot;http://www.mendeley.com/documents/?uuid=97f6d0c8-f4aa-48ff-a3a7-bdd02be75643&quot; ] } ], &quot;mendeley&quot; : { &quot;formattedCitation&quot; : &quot;(Kabsch and Sander, 1983)&quot;, &quot;plainTextFormattedCitation&quot; : &quot;(Kabsch and Sander, 1983)&quot;, &quot;previouslyFormattedCitation&quot; : &quot;(Kabsch and Sander, 1983)&quot; }, &quot;properties&quot; : { &quot;noteIndex&quot; : 0 }, &quot;schema&quot; : &quot;https://github.com/citation-style-language/schema/raw/master/csl-citation.json&quot; }"/>(Kabsch and Sander, 1983)<field:fieldmark-end/>. The dataset was originally downloaded from PDB and annotated with the DSSP program <field:fieldmark-start text:name="__Fieldmark__338_1082891948" field:type="ADDIN CSL_CITATION { &quot;citationItems&quot; : [ { &quot;id&quot; : &quot;ITEM-1&quot;, &quot;itemData&quot; : { &quot;DOI&quot; : &quot;10.1002/bip.360221211&quot;, &quot;ISSN&quot; : &quot;0006-3525&quot;, &quot;author&quot; : [ { &quot;dropping-particle&quot; : &quot;&quot;, &quot;family&quot; : &quot;Kabsch&quot;, &quot;given&quot; : &quot;Wolfgang&quot;, &quot;non-dropping-particle&quot; : &quot;&quot;, &quot;parse-names&quot; : false, &quot;suffix&quot; : &quot;&quot; }, { &quot;dropping-particle&quot; : &quot;&quot;, &quot;family&quot; : &quot;Sander&quot;, &quot;given&quot; : &quot;Christian&quot;, &quot;non-dropping-particle&quot; : &quot;&quot;, &quot;parse-names&quot; : false, &quot;suffix&quot; : &quot;&quot; } ], &quot;container-title&quot; : &quot;Biopolymers&quot;, &quot;id&quot; : &quot;ITEM-1&quot;, &quot;issue&quot; : &quot;12&quot;, &quot;issued&quot; : { &quot;date-parts&quot; : [ [ &quot;1983&quot;, &quot;12&quot; ] ] }, &quot;page&quot; : &quot;2577-2637&quot;, &quot;title&quot; : &quot;Dictionary of protein secondary structure: Pattern recognition of hydrogen-bonded and geometrical features&quot;, &quot;type&quot; : &quot;article-journal&quot;, &quot;volume&quot; : &quot;22&quot; }, &quot;uris&quot; : [ &quot;http://www.mendeley.com/documents/?uuid=97f6d0c8-f4aa-48ff-a3a7-bdd02be75643&quot; ] } ], &quot;mendeley&quot; : { &quot;formattedCitation&quot; : &quot;(Kabsch and Sander, 1983)&quot;, &quot;plainTextFormattedCitation&quot; : &quot;(Kabsch and Sander, 1983)&quot;, &quot;previouslyFormattedCitation&quot; : &quot;(Kabsch and Sander, 1983)&quot; }, &quot;properties&quot; : { &quot;noteIndex&quot; : 0 }, &quot;schema&quot; : &quot;https://github.com/citation-style-language/schema/raw/master/csl-citation.json&quot; }"/>(Kabsch and Sander, 1983)<field:fieldmark-end/>. The original training set consists of 6133 sequences, but was been filtered to remove sequences that shared more than 30% identity with sequences in the CB513 dataset. The filtered training data were split into a training set (5278 sequences) and validation set (256 sequences). The amino acids and sequence profiles were one-hot encoded in order to be represented as a categorical variable. Neural networks were trained on the training set, the validation set was used to pick the weights from the best performing epoch and the models were tested on the CB513 data.</text:p>
      <text:h text:style-name="P8" text:outline-level="3"><text:bookmark text:name="_t7vezidqm3gc"/>Model</text:h>
      <text:p text:style-name="Normal1">The architecture of the neural networks to predict protein secondary structure is shown in Figure 3B. A protein was processed one amino acid at a time, this amino acid was encoded using one-hot encoding and additionally a sequence profile. Convolutional filters of sizes 3, 5 and 7 neurons first processed the input. For each filter size 16 filters were used. </text:p>
      <text:p text:style-name="Normal1"><text:soft-page-break/>A dense layer of 200 hidden neurons processed the output of the convolutional filters together with the original input. Batch normalization was applied to this dense layer after the linear combination and before the nonlinearity <field:fieldmark-start text:name="__Fieldmark__379_1082891948" field:type="ADDIN CSL_CITATION { &quot;citationItems&quot; : [ { &quot;id&quot; : &quot;ITEM-1&quot;, &quot;itemData&quot; : { &quot;abstract&quot; : &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 &quot;author&quot; : [ { &quot;dropping-particle&quot; : &quot;&quot;, &quot;family&quot; : &quot;Ioffe&quot;, &quot;given&quot; : &quot;Sergey&quot;, &quot;non-dropping-particle&quot; : &quot;&quot;, &quot;parse-names&quot; : false, &quot;suffix&quot; : &quot;&quot; }, { &quot;dropping-particle&quot; : &quot;&quot;, &quot;family&quot; : &quot;Szegedy&quot;, &quot;given&quot; : &quot;Christian&quot;, &quot;non-dropping-particle&quot; : &quot;&quot;, &quot;parse-names&quot; : false, &quot;suffix&quot; : &quot;&quot; } ], &quot;id&quot; : &quot;ITEM-1&quot;, &quot;issued&quot; : { &quot;date-parts&quot; : [ [ &quot;2015&quot;, &quot;2&quot;, &quot;10&quot; ] ] }, &quot;title&quot; : &quot;Batch Normalization: Accelerating Deep Network Training by Reducing Internal Covariate Shift&quot;, &quot;type&quot; : &quot;article-journal&quot; }, &quot;uris&quot; : [ &quot;http://www.mendeley.com/documents/?uuid=6317ea22-fee1-3d47-94ae-0c255f1a8f2e&quot; ] } ], &quot;mendeley&quot; : { &quot;formattedCitation&quot; : &quot;(Ioffe and Szegedy, 2015)&quot;, &quot;plainTextFormattedCitation&quot; : &quot;(Ioffe and Szegedy, 2015)&quot;, &quot;previouslyFormattedCitation&quot; : &quot;(Ioffe and Szegedy, 2015)&quot; }, &quot;properties&quot; : { &quot;noteIndex&quot; : 0 }, &quot;schema&quot; : &quot;https://github.com/citation-style-language/schema/raw/master/csl-citation.json&quot; }"/>(Ioffe and Szegedy, 2015)<field:fieldmark-end/>. The output of the dense layer was the input to forward and backward LSTM layers, each containing 400 LSTM memory blocks. Dropout (p=0.5) was applied to the output of the LSTM layers and they were both connected to a dense layer containing 200 hidden neurons. This dense layer fed into the output layer containing 8 neurons. An eight-way softmax function was applied to provide the secondary structure prediction according to the Q8 DSSP classes.</text:p>
      <text:p text:style-name="Normal1"/>
      <text:p text:style-name="Normal1">For the convolutional and dense layers ReLU nonlinearities were used, the LSTM followed the default implementation by <field:fieldmark-start text:name="__Fieldmark__402_1082891948" field:type="ADDIN CSL_CITATION { &quot;citationItems&quot; : [ { &quot;id&quot; : &quot;ITEM-1&quot;, &quot;itemData&quot; : { &quot;DOI&quot; : &quot;10.1007/978-3-642-24797-2&quot;, &quot;ISBN&quot; : &quot;978-3-642-24796-5&quot;, &quot;author&quot; : [ { &quot;dropping-particle&quot; : &quot;&quot;, &quot;family&quot; : &quot;Graves&quot;, &quot;given&quot; : &quot;Alex&quot;, &quot;non-dropping-particle&quot; : &quot;&quot;, &quot;parse-names&quot; : false, &quot;suffix&quot; : &quot;&quot; } ], &quot;collection-title&quot; : &quot;Studies in Computational Intelligence&quot;, &quot;id&quot; : &quot;ITEM-1&quot;, &quot;issued&quot; : { &quot;date-parts&quot; : [ [ &quot;2012&quot; ] ] }, &quot;publisher&quot; : &quot;Springer Berlin Heidelberg&quot;, &quot;publisher-place&quot; : &quot;Berlin, Heidelberg&quot;, &quot;title&quot; : &quot;Supervised Sequence Labelling with Recurrent Neural Networks&quot;, &quot;type&quot; : &quot;book&quot;, &quot;volume&quot; : &quot;385&quot; }, &quot;uris&quot; : [ &quot;http://www.mendeley.com/documents/?uuid=c66dc61a-105d-3f61-8b13-d36590687f45&quot; ] } ], &quot;mendeley&quot; : { &quot;formattedCitation&quot; : &quot;(Graves, 2012)&quot;, &quot;plainTextFormattedCitation&quot; : &quot;(Graves, 2012)&quot;, &quot;previouslyFormattedCitation&quot; : &quot;(Graves, 2012)&quot; }, &quot;properties&quot; : { &quot;noteIndex&quot; : 0 }, &quot;schema&quot; : &quot;https://github.com/citation-style-language/schema/raw/master/csl-citation.json&quot; }"/>(Graves, 2012)<field:fieldmark-end/>.</text:p>
      <text:p text:style-name="Normal1"/>
      <text:p text:style-name="Normal1">The network was trained by calculating the cross entropy for each secondary protein structure prediction, and using the loss to subsequently update the weights with RMSProp <field:fieldmark-start text:name="__Fieldmark__415_1082891948" field:type="ADDIN CSL_CITATION { &quot;citationItems&quot; : [ { &quot;id&quot; : &quot;ITEM-1&quot;, &quot;itemData&quot; : { &quot;URL&quot; : &quot;http://www.cs.toronto.edu/~tijmen/csc321/slides/lecture_slides_lec6.pdf&quot;, &quot;author&quot; : [ { &quot;dropping-particle&quot; : &quot;&quot;, &quot;family&quot; : &quot;Hinton&quot;, &quot;given&quot; : &quot;Geoffrey&quot;, &quot;non-dropping-particle&quot; : &quot;&quot;, &quot;parse-names&quot; : false, &quot;suffix&quot; : &quot;&quot; }, { &quot;dropping-particle&quot; : &quot;&quot;, &quot;family&quot; : &quot;Srivastava&quot;, &quot;given&quot; : &quot;Nitish&quot;, &quot;non-dropping-particle&quot; : &quot;&quot;, &quot;parse-names&quot; : false, &quot;suffix&quot; : &quot;&quot; }, { &quot;dropping-particle&quot; : &quot;&quot;, &quot;family&quot; : &quot;Swersky&quot;, &quot;given&quot; : &quot;Kevin&quot;, &quot;non-dropping-particle&quot; : &quot;&quot;, &quot;parse-names&quot; : false, &quot;suffix&quot; : &quot;&quot; } ], &quot;id&quot; : &quot;ITEM-1&quot;, &quot;issued&quot; : { &quot;date-parts&quot; : [ [ &quot;0&quot; ] ] }, &quot;title&quot; : &quot;RMSProp slides&quot;, &quot;type&quot; : &quot;webpage&quot; }, &quot;uris&quot; : [ &quot;http://www.mendeley.com/documents/?uuid=17df0e5d-8314-4341-a6a3-2fcadb108735&quot; ] } ], &quot;mendeley&quot; : { &quot;formattedCitation&quot; : &quot;(Hinton &lt;i&gt;et al.&lt;/i&gt;)&quot;, &quot;plainTextFormattedCitation&quot; : &quot;(Hinton et al.)&quot;, &quot;previouslyFormattedCitation&quot; : &quot;(Hinton &lt;i&gt;et al.&lt;/i&gt;)&quot; }, &quot;properties&quot; : { &quot;noteIndex&quot; : 0 }, &quot;schema&quot; : &quot;https://github.com/citation-style-language/schema/raw/master/csl-citation.json&quot; }"/>(Hinton <text:span text:style-name="T1">et al.</text:span>)<field:fieldmark-end/> with a learning rate of 0.005. Further gradient clipping (cut at norm= 20) and L2 regularization (0.0001) were used to stabilize training.</text:p>
      <text:p text:style-name="Normal1">The convolutional and dense layers had their weights initialized with glorot uniform <field:fieldmark-start text:name="__Fieldmark__434_1082891948" field:type="ADDIN CSL_CITATION { &quot;citationItems&quot; : [ { &quot;id&quot; : &quot;ITEM-1&quot;, &quot;itemData&quot; : { &quot;abstract&quot; : &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first observe the influence of the non-linear activations func-tions. We find that the logistic sigmoid activation is unsuited for deep networks with random ini-tialization because of its mean value, which can drive especially the top hidden layer into satu-ration. Surprisingly, we find that saturated units can move out of saturation by themselves, albeit slowly, and explaining the plateaus sometimes seen when training neural networks. We find that a new non-linearity that saturates less can often be beneficial. Finally, we study how activations and gradients vary across layers and during train-ing, with the idea that training may be more dif-ficult when the singular values of the Jacobian associated with each layer are far from 1. Based on these considerations, we propose a new ini-tialization scheme that brings substantially faster convergence.&quot;, &quot;author&quot; : [ { &quot;dropping-particle&quot; : &quot;&quot;, &quot;family&quot; : &quot;Glorot&quot;, &quot;given&quot; : &quot;Xavier&quot;, &quot;non-dropping-particle&quot; : &quot;&quot;, &quot;parse-names&quot; : false, &quot;suffix&quot; : &quot;&quot; }, { &quot;dropping-particle&quot; : &quot;&quot;, &quot;family&quot; : &quot;Bengio&quot;, &quot;given&quot; : &quot;Yoshua&quot;, &quot;non-dropping-particle&quot; : &quot;&quot;, &quot;parse-names&quot; : false, &quot;suffix&quot; : &quot;&quot; } ], &quot;container-title&quot; : &quot;In Proceedings of the International Conference on Artificial Intelligence and Statistics (AISTATS\u201910). Society for Artificial Intelligence and Statistics&quot;, &quot;id&quot; : &quot;ITEM-1&quot;, &quot;issued&quot; : { &quot;date-parts&quot; : [ [ &quot;2010&quot; ] ] }, &quot;title&quot; : &quot;Understanding the difficulty of training deep feedforward neural networks&quot;, &quot;type&quot; : &quot;paper-conference&quot; }, &quot;uris&quot; : [ &quot;http://www.mendeley.com/documents/?uuid=b666dd2a-c5e3-370d-aa9d-1863fc7c125c&quot; ] } ], &quot;mendeley&quot; : { &quot;formattedCitation&quot; : &quot;(Glorot and Bengio, 2010)&quot;, &quot;plainTextFormattedCitation&quot; : &quot;(Glorot and Bengio, 2010)&quot;, &quot;previouslyFormattedCitation&quot; : &quot;(Glorot and Bengio, 2010)&quot; }, &quot;properties&quot; : { &quot;noteIndex&quot; : 0 }, &quot;schema&quot; : &quot;https://github.com/citation-style-language/schema/raw/master/csl-citation.json&quot; }"/>(Glorot and Bengio, 2010)<field:fieldmark-end/> (while the LSTM was initialized with a gaussian random (mean=0, std=0.1)). All biases where initalized to zero.</text:p>
      <text:p text:style-name="Normal1">An ensemble of 10 networks was trained by varying the seed from 1-10. Each of these networks was trained for a total of 150 epochs using a mini-batch size of 64 (shuffling the training examples after each epoch) and the weights from the best performing epoch were used in the ensemble. The final prediction of the ensemble was calculated by averaging the predictions of the 10 networks.</text:p>
      <text:p text:style-name="Normal1"/>
      <text:p text:style-name="P2"/>
      <text:p text:style-name="P11"><text:span text:style-name="T5">Table S2 </text:span>Sequence of layers in the model used to predict secondary structure.</text:p>
      <table:table table:name="Table2" table:style-name="Table2">
        <table:table-column table:style-name="Table2.A"/>
        <table:table-row table:style-name="Table2.1">
          <table:table-cell table:style-name="Table2.A1" office:value-type="string">
            <text:p text:style-name="P10"><text:span text:style-name="T5">CNN + LSTM</text:span></text:p>
          </table:table-cell>
        </table:table-row>
        <table:table-row table:style-name="Table2.1">
          <table:table-cell table:style-name="Table2.A2" office:value-type="string">
            <text:p text:style-name="P10">Input layer</text:p>
          </table:table-cell>
        </table:table-row>
        <table:table-row table:style-name="Table2.1">
          <table:table-cell table:style-name="Table2.A3" office:value-type="string">
            <text:p text:style-name="P10">Conv: [3x , 5x , 7x ] 16</text:p>
          </table:table-cell>
        </table:table-row>
        <table:table-row table:style-name="Table2.1">
          <table:table-cell table:style-name="Table2.A3" office:value-type="string">
            <text:p text:style-name="P10">Batch normalization</text:p>
          </table:table-cell>
        </table:table-row>
        <table:table-row table:style-name="Table2.1">
          <table:table-cell table:style-name="Table2.A3" office:value-type="string">
            <text:p text:style-name="P10">Dense (200)</text:p>
          </table:table-cell>
        </table:table-row>
        <table:table-row table:style-name="Table2.1">
          <table:table-cell table:style-name="Table2.A3" office:value-type="string">
            <text:p text:style-name="P10">Batch normalization + Input layer</text:p>
          </table:table-cell>
        </table:table-row>
        <table:table-row table:style-name="Table2.1">
          <table:table-cell table:style-name="Table2.A3" office:value-type="string">
            <text:p text:style-name="P9">[Forward LSTM (400), Backward LSTM (400)]</text:p>
          </table:table-cell>
        </table:table-row>
        <table:table-row table:style-name="Table2.1">
          <table:table-cell table:style-name="Table2.A3" office:value-type="string">
            <text:p text:style-name="P10">Dropout (50%)</text:p>
          </table:table-cell>
        </table:table-row>
        <table:table-row table:style-name="Table2.1">
          <table:table-cell table:style-name="Table2.A3" office:value-type="string">
            <text:p text:style-name="P10">Dense (200)</text:p>
          </table:table-cell>
        </table:table-row>
        <table:table-row table:style-name="Table2.1">
          <table:table-cell table:style-name="Table2.A10" office:value-type="string">
            <text:p text:style-name="P10">Secondary structure</text:p>
          </table:table-cell>
        </table:table-row>
      </table:table>
      <text:p text:style-name="Normal1"/>
      <text:h text:style-name="P4" text:outline-level="2"><text:bookmark text:name="_82o905xaujxq"/>Peptide binding to MHCII molecules</text:h>
      <text:h text:style-name="P8" text:outline-level="3"><text:bookmark text:name="_x37xxg3bp5pb"/>Dataset<text:tab/><text:tab/><text:tab/></text:h>
      <text:p text:style-name="Normal1">All neural networks were trained on the dataset used to develop NetMHCIIpan-3.0 <field:fieldmark-start text:name="__Fieldmark__510_1082891948" field:type="ADDIN CSL_CITATION { &quot;citationItems&quot; : [ { &quot;id&quot; : &quot;ITEM-1&quot;, &quot;itemData&quot; : { &quot;DOI&quot; : &quot;10.1007/s00251-013-0720-y&quot;, &quot;ISSN&quot; : &quot;1432-1211&quot;, &quot;PMID&quot; : &quot;23900783&quot;, &quot;abstract&quot; : &quot;Major histocompatibility complex class II (MHCII) molecules play an important role in cell-mediated immunity. They present specific peptides derived from endosomal proteins for recognition by T helper cells. The identification of peptides that bind to MHCII molecules is therefore of great importance for understanding the nature of immune responses and identifying T cell epitopes for the design of new vaccines and immunotherapies. Given the large number of MHC variants, and the costly experimental procedures needed to evaluate individual peptide-MHC interactions, computational predictions have become particularly attractive as first-line methods in epitope discovery. However, only a few so-called pan-specific prediction methods capable of predicting binding to any MHC molecule with known protein sequence are currently available, and all of them are limited to HLA-DR. Here, we present the first pan-specific method capable of predicting peptide binding to any HLA class II molecule with a defined protein sequence. The method employs a strategy common for HLA-DR, HLA-DP and HLA-DQ molecules to define the peptide-binding MHC environment in terms of a pseudo sequence. This strategy allows the inclusion of new molecules even from other species. The method was evaluated in several benchmarks and demonstrates a significant improvement over molecule-specific methods as well as the ability to predict peptide binding of previously uncharacterised MHCII molecules. To the best of our knowledge, the NetMHCIIpan-3.0 method is the first pan-specific predictor covering all HLA class II molecules with known sequences including HLA-DR, HLA-DP, and HLA-DQ. The NetMHCpan-3.0 method is available at http://www.cbs.dtu.dk/services/NetMHCIIpan-3.0 .&quot;, &quot;author&quot; : [ { &quot;dropping-particle&quot; : &quot;&quot;, &quot;family&quot; : &quot;Karosiene&quot;, &quot;given&quot; : &quot;Edita&quot;, &quot;non-dropping-particle&quot; : &quot;&quot;, &quot;parse-names&quot; : false, &quot;suffix&quot; : &quot;&quot; }, { &quot;dropping-particle&quot; : &quot;&quot;, &quot;family&quot; : &quot;Rasmussen&quot;, &quot;given&quot; : &quot;Michael&quot;, &quot;non-dropping-particle&quot; : &quot;&quot;, &quot;parse-names&quot; : false, &quot;suffix&quot; : &quot;&quot; }, { &quot;dropping-particle&quot; : &quot;&quot;, &quot;family&quot; : &quot;Blicher&quot;, &quot;given&quot; : &quot;Thomas&quot;, &quot;non-dropping-particle&quot; : &quot;&quot;, &quot;parse-names&quot; : false, &quot;suffix&quot; : &quot;&quot; }, { &quot;dropping-particle&quot; : &quot;&quot;, &quot;family&quot; : &quot;Lund&quot;, &quot;given&quot; : &quot;Ole&quot;, &quot;non-dropping-particle&quot; : &quot;&quot;, &quot;parse-names&quot; : false, &quot;suffix&quot; : &quot;&quot; }, { &quot;dropping-particle&quot; : &quot;&quot;, &quot;family&quot; : &quot;Buus&quot;, &quot;given&quot; : &quot;S\u00f8ren&quot;, &quot;non-dropping-particle&quot; : &quot;&quot;, &quot;parse-names&quot; : false, &quot;suffix&quot; : &quot;&quot; }, { &quot;dropping-particle&quot; : &quot;&quot;, &quot;family&quot; : &quot;Nielsen&quot;, &quot;given&quot; : &quot;Morten&quot;, &quot;non-dropping-particle&quot; : &quot;&quot;, &quot;parse-names&quot; : false, &quot;suffix&quot; : &quot;&quot; } ], &quot;container-title&quot; : &quot;Immunogenetics&quot;, &quot;id&quot; : &quot;ITEM-1&quot;, &quot;issue&quot; : &quot;10&quot;, &quot;issued&quot; : { &quot;date-parts&quot; : [ [ &quot;2013&quot;, &quot;10&quot; ] ] }, &quot;page&quot; : &quot;711-24&quot;, &quot;title&quot; : &quot;NetMHCIIpan-3.0, a common pan-specific MHC class II prediction method including all three human MHC class II isotypes, HLA-DR, HLA-DP and HLA-DQ.&quot;, &quot;type&quot; : &quot;article-journal&quot;, &quot;volume&quot; : &quot;65&quot; }, &quot;uris&quot; : [ &quot;http://www.mendeley.com/documents/?uuid=55daba9d-ee99-3b26-955f-fbb72b6008b7&quot; ] } ], &quot;mendeley&quot; : { &quot;formattedCitation&quot; : &quot;(Karosiene &lt;i&gt;et al.&lt;/i&gt;, 2013)&quot;, &quot;plainTextFormattedCitation&quot; : &quot;(Karosiene et al., 2013)&quot;, &quot;previouslyFormattedCitation&quot; : &quot;(Karosiene &lt;i&gt;et al.&lt;/i&gt;, 2013)&quot; }, &quot;properties&quot; : { &quot;noteIndex&quot; : 0 }, &quot;schema&quot; : &quot;https://github.com/citation-style-language/schema/raw/master/csl-citation.json&quot; }"/>(Karosiene <text:span text:style-name="T1">et al.</text:span>, 2013)<field:fieldmark-end/>. The dataset consists of 52,062 data points of peptide binding values measured as <text:span text:style-name="T1">IC</text:span>50/<text:span text:style-name="T1">EC</text:span>50 and covers 24 HLA-DR, 5 HLA-DP, 6 HLA-DQ and 2 mouse (H-2) molecules. Every MHCII molecule in the dataset is covered by at least 50 peptide binding measurements. The data were originally downloaded from the IEDB <field:fieldmark-start text:name="__Fieldmark__526_1082891948" field:type="ADDIN CSL_CITATION { &quot;citationItems&quot; : [ { &quot;id&quot; : &quot;ITEM-1&quot;, &quot;itemData&quot; : { &quot;DOI&quot; : &quot;10.1093/nar/gku938&quot;, &quot;ISSN&quot; : &quot;0305-1048&quot;, &quot;author&quot; : [ { &quot;dropping-particle&quot; : &quot;&quot;, &quot;family&quot; : &quot;Vita&quot;, &quot;given&quot; : &quot;R.&quot;, &quot;non-dropping-particle&quot; : &quot;&quot;, &quot;parse-names&quot; : false, &quot;suffix&quot; : &quot;&quot; }, { &quot;dropping-particle&quot; : &quot;&quot;, &quot;family&quot; : &quot;Overton&quot;, &quot;given&quot; : &quot;J. A.&quot;, &quot;non-dropping-particle&quot; : &quot;&quot;, &quot;parse-names&quot; : false, &quot;suffix&quot; : &quot;&quot; }, { &quot;dropping-particle&quot; : &quot;&quot;, &quot;family&quot; : &quot;Greenbaum&quot;, &quot;given&quot; : &quot;J. A.&quot;, &quot;non-dropping-particle&quot; : &quot;&quot;, &quot;parse-names&quot; : false, &quot;suffix&quot; : &quot;&quot; }, { &quot;dropping-particle&quot; : &quot;&quot;, &quot;family&quot; : &quot;Ponomarenko&quot;, &quot;given&quot; : &quot;J.&quot;, &quot;non-dropping-particle&quot; : &quot;&quot;, &quot;parse-names&quot; : false, &quot;suffix&quot; : &quot;&quot; }, { &quot;dropping-particle&quot; : &quot;&quot;, &quot;family&quot; : &quot;Clark&quot;, &quot;given&quot; : &quot;J. D.&quot;, &quot;non-dropping-particle&quot; : &quot;&quot;, &quot;parse-names&quot; : false, &quot;suffix&quot; : &quot;&quot; }, { &quot;dropping-particle&quot; : &quot;&quot;, &quot;family&quot; : &quot;Cantrell&quot;, &quot;given&quot; : &quot;J. R.&quot;, &quot;non-dropping-particle&quot; : &quot;&quot;, &quot;parse-names&quot; : false, &quot;suffix&quot; : &quot;&quot; }, { &quot;dropping-particle&quot; : &quot;&quot;, &quot;family&quot; : &quot;Wheeler&quot;, &quot;given&quot; : &quot;D. K.&quot;, &quot;non-dropping-particle&quot; : &quot;&quot;, &quot;parse-names&quot; : false, &quot;suffix&quot; : &quot;&quot; }, { &quot;dropping-particle&quot; : &quot;&quot;, &quot;family&quot; : &quot;Gabbard&quot;, &quot;given&quot; : &quot;J. L.&quot;, &quot;non-dropping-particle&quot; : &quot;&quot;, &quot;parse-names&quot; : false, &quot;suffix&quot; : &quot;&quot; }, { &quot;dropping-particle&quot; : &quot;&quot;, &quot;family&quot; : &quot;Hix&quot;, &quot;given&quot; : &quot;D.&quot;, &quot;non-dropping-particle&quot; : &quot;&quot;, &quot;parse-names&quot; : false, &quot;suffix&quot; : &quot;&quot; }, { &quot;dropping-particle&quot; : &quot;&quot;, &quot;family&quot; : &quot;Sette&quot;, &quot;given&quot; : &quot;A.&quot;, &quot;non-dropping-particle&quot; : &quot;&quot;, &quot;parse-names&quot; : false, &quot;suffix&quot; : &quot;&quot; }, { &quot;dropping-particle&quot; : &quot;&quot;, &quot;family&quot; : &quot;Peters&quot;, &quot;given&quot; : &quot;B.&quot;, &quot;non-dropping-particle&quot; : &quot;&quot;, &quot;parse-names&quot; : false, &quot;suffix&quot; : &quot;&quot; } ], &quot;container-title&quot; : &quot;Nucleic Acids Research&quot;, &quot;id&quot; : &quot;ITEM-1&quot;, &quot;issue&quot; : &quot;D1&quot;, &quot;issued&quot; : { &quot;date-parts&quot; : [ [ &quot;2015&quot;, &quot;1&quot;, &quot;28&quot; ] ] }, &quot;page&quot; : &quot;D405-D412&quot;, &quot;title&quot; : &quot;The immune epitope database (IEDB) 3.0&quot;, &quot;type&quot; : &quot;article-journal&quot;, &quot;volume&quot; : &quot;43&quot; }, &quot;uris&quot; : [ &quot;http://www.mendeley.com/documents/?uuid=883bb99c-aa56-4885-927b-31c8c04d0f29&quot; ] } ], &quot;mendeley&quot; : { &quot;formattedCitation&quot; : &quot;(Vita &lt;i&gt;et al.&lt;/i&gt;, 2015)&quot;, &quot;plainTextFormattedCitation&quot; : &quot;(Vita et al., 2015)&quot;, &quot;previouslyFormattedCitation&quot; : &quot;(Vita &lt;i&gt;et al.&lt;/i&gt;, 2015)&quot; }, &quot;properties&quot; : { &quot;noteIndex&quot; : 0 }, &quot;schema&quot; : &quot;https://github.com/citation-style-language/schema/raw/master/csl-citation.json&quot; }"/>(Vita <text:span text:style-name="T1">et al.</text:span>, 2015)<field:fieldmark-end/> and subsequently partitioned into five folds for the development of the NetMHCIIpan-3.0 method. The partitioned data are available for download at<text:span text:style-name="T8"> </text:span><text:a xlink:type="simple" xlink:href="https://github.com/vanessajurtz/lasagne4bio" text:style-name="Internet_20_link" text:visited-style-name="Visited_20_Internet_20_Link">https://github.com/vanessajurtz/lasagne4bio</text:a>. During partitioning care was taken to include all measurements of a single peptide against multiple MHC molecules in the same data partition.</text:p>
      <text:p text:style-name="Normal1"><text:tab/><text:tab/><text:tab/><text:tab/><text:tab/></text:p>
      <text:p text:style-name="Normal1">The amino acids of the peptide sequence were encoded using a Blosum62 matrix. For the MHC molecules a pseudo sequence, consisting of amino acids that are in potential contact with a bound peptide, was derived as described by <field:fieldmark-start text:name="__Fieldmark__548_1082891948" field:type="ADDIN CSL_CITATION { &quot;citationItems&quot; : [ { &quot;id&quot; : &quot;ITEM-1&quot;, &quot;itemData&quot; : { &quot;DOI&quot; : &quot;10.1371/journal.pcbi.1000107&quot;, &quot;ISSN&quot; : &quot;1553-7358&quot;, &quot;author&quot; : [ { &quot;dropping-particle&quot; : &quot;&quot;, &quot;family&quot; : &quot;Nielsen&quot;, &quot;given&quot; : &quot;Morten&quot;, &quot;non-dropping-particle&quot; : &quot;&quot;, &quot;parse-names&quot; : false, &quot;suffix&quot; : &quot;&quot; }, { &quot;dropping-particle&quot; : &quot;&quot;, &quot;family&quot; : &quot;Lundegaard&quot;, &quot;given&quot; : &quot;Claus&quot;, &quot;non-dropping-particle&quot; : &quot;&quot;, &quot;parse-names&quot; : false, &quot;suffix&quot; : &quot;&quot; }, { &quot;dropping-particle&quot; : &quot;&quot;, &quot;family&quot; : &quot;Blicher&quot;, &quot;given&quot; : &quot;Thomas&quot;, &quot;non-dropping-particle&quot; : &quot;&quot;, &quot;parse-names&quot; : false, &quot;suffix&quot; : &quot;&quot; }, { &quot;dropping-particle&quot; : &quot;&quot;, &quot;family&quot; : &quot;Peters&quot;, &quot;given&quot; : &quot;Bjoern&quot;, &quot;non-dropping-particle&quot; : &quot;&quot;, &quot;parse-names&quot; : false, &quot;suffix&quot; : &quot;&quot; }, { &quot;dropping-particle&quot; : &quot;&quot;, &quot;family&quot; : &quot;Sette&quot;, &quot;given&quot; : &quot;Alessandro&quot;, &quot;non-dropping-particle&quot; : &quot;&quot;, &quot;parse-names&quot; : false, &quot;suffix&quot; : &quot;&quot; }, { &quot;dropping-particle&quot; : &quot;&quot;, &quot;family&quot; : &quot;Justesen&quot;, &quot;given&quot; : &quot;Sune&quot;, &quot;non-dropping-particle&quot; : &quot;&quot;, &quot;parse-names&quot; : false, &quot;suffix&quot; : &quot;&quot; }, { &quot;dropping-particle&quot; : &quot;&quot;, &quot;family&quot; : &quot;Buus&quot;, &quot;given&quot; : &quot;S\u00f8ren&quot;, &quot;non-dropping-particle&quot; : &quot;&quot;, &quot;parse-names&quot; : false, &quot;suffix&quot; : &quot;&quot; }, { &quot;dropping-particle&quot; : &quot;&quot;, &quot;family&quot; : &quot;Lund&quot;, &quot;given&quot; : &quot;Ole&quot;, &quot;non-dropping-particle&quot; : &quot;&quot;, &quot;parse-names&quot; : false, &quot;suffix&quot; : &quot;&quot; } ], &quot;container-title&quot; : &quot;PLoS Computational Biology&quot;, &quot;editor&quot; : [ { &quot;dropping-particle&quot; : &quot;&quot;, &quot;family&quot; : &quot;Nussinov&quot;, &quot;given&quot; : &quot;Ruth&quot;, &quot;non-dropping-particle&quot; : &quot;&quot;, &quot;parse-names&quot; : false, &quot;suffix&quot; : &quot;&quot; } ], &quot;id&quot; : &quot;ITEM-1&quot;, &quot;issue&quot; : &quot;7&quot;, &quot;issued&quot; : { &quot;date-parts&quot; : [ [ &quot;2008&quot;, &quot;7&quot;, &quot;4&quot; ] ] }, &quot;page&quot; : &quot;e1000107&quot;, &quot;title&quot; : &quot;Quantitative Predictions of Peptide Binding to Any HLA-DR Molecule of Known Sequence: NetMHCIIpan&quot;, &quot;type&quot; : &quot;article-journal&quot;, &quot;volume&quot; : &quot;4&quot; }, &quot;uris&quot; : [ &quot;http://www.mendeley.com/documents/?uuid=e110ff5d-e6f2-4a37-8c57-822f35ab8c47&quot; ] } ], &quot;mendeley&quot; : { &quot;formattedCitation&quot; : &quot;(Nielsen &lt;i&gt;et al.&lt;/i&gt;, 2008)&quot;, &quot;plainTextFormattedCitation&quot; : &quot;(Nielsen et al., 2008)&quot;, &quot;previouslyFormattedCitation&quot; : &quot;(Nielsen &lt;i&gt;et al.&lt;/i&gt;, 2008)&quot; }, &quot;properties&quot; : { &quot;noteIndex&quot; : 0 }, &quot;schema&quot; : &quot;https://github.com/citation-style-language/schema/raw/master/csl-citation.json&quot; }"/>(Nielsen <text:span text:style-name="T1">et al.</text:span>, 2008)<field:fieldmark-end/> and encoded using a Blosum62 matrix. The <text:span text:style-name="T1">IC</text:span>50/<text:span text:style-name="T1">EC</text:span>50 binding values were log transformed to fall in the 0-1 interval using the relation 1-log(IC50nM)/log(50,000).</text:p>
      <text:p text:style-name="Normal1"><text:tab/><text:tab/><text:tab/><text:tab/><text:tab/></text:p>
      <text:h text:style-name="P8" text:outline-level="3"><text:bookmark text:name="_u4vg38m54l8l"/>Models<text:tab/><text:tab/><text:tab/></text:h>
      <text:p text:style-name="Normal1">An ensemble of neural networks was trained to predict peptide binding to MHC molecules. The ensemble consists of CNN and LSTM neural networks, the specific architectures and training procedures are detailed below. <text:tab/><text:tab/><text:tab/><text:tab/><text:tab/><text:tab/><text:tab/><text:tab/></text:p>
      <text:h text:style-name="P7" text:outline-level="4"><text:bookmark text:name="_1q53yh9tjqzy"/>Convolutional neural networks<text:tab/><text:tab/></text:h>
      <text:p text:style-name="Normal1">The architecture of the convolutional neural networks is visualized in Figure 3B and Table S3. 1000, 1300, 1500 and 1700 convolutional filters of the size 9 amino acids were applied to the peptide sequence. Subsequently max pooling was performed to keep only the maximal activation of each filter over the complete peptide sequence and make the model invariant to peptide sequence length. The max pooling results were combined with the MHC pseudo sequence and fed into a dense (or fully connected) layer containing 60 hidden neurons. This layer feeds into the output layer. Rectifier nonlinearities <field:fieldmark-start text:name="__Fieldmark__599_1082891948" field:type="ADDIN CSL_CITATION { &quot;citationItems&quot; : [ { &quot;id&quot; : &quot;ITEM-1&quot;, &quot;itemData&quot; : { &quot;author&quot; : [ { &quot;dropping-particle&quot; : &quot;&quot;, &quot;family&quot; : &quot;Maas&quot;, &quot;given&quot; : &quot;Andrew L.&quot;, &quot;non-dropping-particle&quot; : &quot;&quot;, &quot;parse-names&quot; : false, &quot;suffix&quot; : &quot;&quot; }, { &quot;dropping-particle&quot; : &quot;&quot;, &quot;family&quot; : &quot;Hannun&quot;, &quot;given&quot; : &quot;Awni Y.&quot;, &quot;non-dropping-particle&quot; : &quot;&quot;, &quot;parse-names&quot; : false, &quot;suffix&quot; : &quot;&quot; }, { &quot;dropping-particle&quot; : &quot;&quot;, &quot;family&quot; : &quot;Ng&quot;, &quot;given&quot; : &quot;Andrew Y.&quot;, &quot;non-dropping-particle&quot; : &quot;&quot;, &quot;parse-names&quot; : false, &quot;suffix&quot; : &quot;&quot; } ], &quot;container-title&quot; : &quot;Proceedings ICML 2013&quot;, &quot;id&quot; : &quot;ITEM-1&quot;, &quot;issued&quot; : { &quot;date-parts&quot; : [ [ &quot;2013&quot; ] ] }, &quot;title&quot; : &quot;Rectifier Nonlinearities Improve Neural Network Acoustic Models&quot;, &quot;type&quot; : &quot;paper-conference&quot; }, &quot;uris&quot; : [ &quot;http://www.mendeley.com/documents/?uuid=51a2feeb-f468-49f9-a081-3f61902eb6b7&quot; ] } ], &quot;mendeley&quot; : { &quot;formattedCitation&quot; : &quot;(Maas &lt;i&gt;et al.&lt;/i&gt;, 2013)&quot;, &quot;plainTextFormattedCitation&quot; : &quot;(Maas et al., 2013)&quot;, &quot;previouslyFormattedCitation&quot; : &quot;(Maas &lt;i&gt;et al.&lt;/i&gt;, 2013)&quot; }, &quot;properties&quot; : { &quot;noteIndex&quot; : 0 }, &quot;schema&quot; : &quot;https://github.com/citation-style-language/schema/raw/master/csl-citation.json&quot; }"/>(Maas <text:span text:style-name="T1">et al.</text:span>, 2013)<field:fieldmark-end/> were applied to all hidden neurons and the sigmoid activation function to the output. All weights were initialized with <text:soft-page-break/>glorot weights sampled from the uniform distribution (gain=0.05). To train the network, the squared error was calculated and the weights were updated using Adam updates <field:fieldmark-start text:name="__Fieldmark__611_1082891948" field:type="ADDIN CSL_CITATION { &quot;citationItems&quot; : [ { &quot;id&quot; : &quot;ITEM-1&quot;, &quot;itemData&quot; : { &quot;abstract&quot; : &quot;We introduce Adam, an algorithm for first-order gradient-based optimization of stochastic objective functions, based on adaptive estimates of lower-order moments. The method is straightforward to implement, is computationally effi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finity norm.&quot;, &quot;author&quot; : [ { &quot;dropping-particle&quot; : &quot;&quot;, &quot;family&quot; : &quot;Kingma&quot;, &quot;given&quot; : &quot;Diederik&quot;, &quot;non-dropping-particle&quot; : &quot;&quot;, &quot;parse-names&quot; : false, &quot;suffix&quot; : &quot;&quot; }, { &quot;dropping-particle&quot; : &quot;&quot;, &quot;family&quot; : &quot;Ba&quot;, &quot;given&quot; : &quot;Jimmy&quot;, &quot;non-dropping-particle&quot; : &quot;&quot;, &quot;parse-names&quot; : false, &quot;suffix&quot; : &quot;&quot; } ], &quot;id&quot; : &quot;ITEM-1&quot;, &quot;issued&quot; : { &quot;date-parts&quot; : [ [ &quot;2014&quot;, &quot;12&quot;, &quot;22&quot; ] ] }, &quot;title&quot; : &quot;Adam: A Method for Stochastic Optimization&quot;, &quot;type&quot; : &quot;article-journal&quot; }, &quot;uris&quot; : [ &quot;http://www.mendeley.com/documents/?uuid=12704c9f-d5f7-37c9-a064-ccb69393f923&quot; ] } ], &quot;mendeley&quot; : { &quot;formattedCitation&quot; : &quot;(Kingma and Ba, 2014)&quot;, &quot;plainTextFormattedCitation&quot; : &quot;(Kingma and Ba, 2014)&quot;, &quot;previouslyFormattedCitation&quot; : &quot;(Kingma and Ba, 2014)&quot; }, &quot;properties&quot; : { &quot;noteIndex&quot; : 0 }, &quot;schema&quot; : &quot;https://github.com/citation-style-language/schema/raw/master/csl-citation.json&quot; }"/>(Kingma and Ba, 2014)<field:fieldmark-end/> with a learning rate of 0.0001 (β1 = 0.1, β2 = 0.001, epsilon= 10e-8). Batch normalization was applied to the input to all dense layers <field:fieldmark-start text:name="__Fieldmark__617_1082891948" field:type="ADDIN CSL_CITATION { &quot;citationItems&quot; : [ { &quot;id&quot; : &quot;ITEM-1&quot;, &quot;itemData&quot; : { &quot;abstract&quot; : &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 &quot;author&quot; : [ { &quot;dropping-particle&quot; : &quot;&quot;, &quot;family&quot; : &quot;Ioffe&quot;, &quot;given&quot; : &quot;Sergey&quot;, &quot;non-dropping-particle&quot; : &quot;&quot;, &quot;parse-names&quot; : false, &quot;suffix&quot; : &quot;&quot; }, { &quot;dropping-particle&quot; : &quot;&quot;, &quot;family&quot; : &quot;Szegedy&quot;, &quot;given&quot; : &quot;Christian&quot;, &quot;non-dropping-particle&quot; : &quot;&quot;, &quot;parse-names&quot; : false, &quot;suffix&quot; : &quot;&quot; } ], &quot;id&quot; : &quot;ITEM-1&quot;, &quot;issued&quot; : { &quot;date-parts&quot; : [ [ &quot;2015&quot;, &quot;2&quot;, &quot;10&quot; ] ] }, &quot;title&quot; : &quot;Batch Normalization: Accelerating Deep Network Training by Reducing Internal Covariate Shift&quot;, &quot;type&quot; : &quot;article-journal&quot; }, &quot;uris&quot; : [ &quot;http://www.mendeley.com/documents/?uuid=6317ea22-fee1-3d47-94ae-0c255f1a8f2e&quot; ] } ], &quot;mendeley&quot; : { &quot;formattedCitation&quot; : &quot;(Ioffe and Szegedy, 2015)&quot;, &quot;plainTextFormattedCitation&quot; : &quot;(Ioffe and Szegedy, 2015)&quot;, &quot;previouslyFormattedCitation&quot; : &quot;(Ioffe and Szegedy, 2015)&quot; }, &quot;properties&quot; : { &quot;noteIndex&quot; : 0 }, &quot;schema&quot; : &quot;https://github.com/citation-style-language/schema/raw/master/csl-citation.json&quot; }"/>(Ioffe and Szegedy, 2015)<field:fieldmark-end/>. All networks were trained for a total of 15 epochs using a mini-batch size of 20 examples.<text:tab/></text:p>
      <text:h text:style-name="P7" text:outline-level="4"><text:bookmark text:name="_784mtqwnbqh2"/>LSTM neural networks<text:tab/><text:tab/><text:tab/><text:tab/></text:h>
      <text:p text:style-name="Normal1">LSTM neural networks are recurrent networks and therefore process several inputs, one in each time step. In the case of peptide sequences one way of processing the input is one amino acid at each time step.</text:p>
      <text:p text:style-name="Normal1"><text:tab/><text:tab/><text:tab/><text:tab/><text:tab/></text:p>
      <text:p text:style-name="Normal1">To facilitate the distinction of peptide and MHC pseudo sequence, we encoded them in different input neurons. This means each amino acid was encoded in a vector with enough space for encoding 2 amino acids. If the amino acid was part of the peptide, it was encoded in the first part of the vector and the rest was set to zero, amino acids of the MHC pseudo sequence were encoded in the second part of the vector while the first part was set to zero.</text:p>
      <text:p text:style-name="Normal1"><text:tab/><text:tab/><text:tab/><text:tab/><text:tab/></text:p>
      <text:p text:style-name="Normal1">The architecture of the LSTM neural network is visualized in Fig. 3B and Table S3. The input is fed into the LSTM layer (of either 100 or 120 LSTM units, depending on the architecture). The LSTM layer is connected to a dense layer containing 60 hidden neurons and the dense layer feeds into the output layer. The activation function of the LSTM layer was the hyperbolic tangent, rectify nonlinearities <field:fieldmark-start text:name="__Fieldmark__648_1082891948" field:type="ADDIN CSL_CITATION { &quot;citationItems&quot; : [ { &quot;id&quot; : &quot;ITEM-1&quot;, &quot;itemData&quot; : { &quot;author&quot; : [ { &quot;dropping-particle&quot; : &quot;&quot;, &quot;family&quot; : &quot;Maas&quot;, &quot;given&quot; : &quot;Andrew L.&quot;, &quot;non-dropping-particle&quot; : &quot;&quot;, &quot;parse-names&quot; : false, &quot;suffix&quot; : &quot;&quot; }, { &quot;dropping-particle&quot; : &quot;&quot;, &quot;family&quot; : &quot;Hannun&quot;, &quot;given&quot; : &quot;Awni Y.&quot;, &quot;non-dropping-particle&quot; : &quot;&quot;, &quot;parse-names&quot; : false, &quot;suffix&quot; : &quot;&quot; }, { &quot;dropping-particle&quot; : &quot;&quot;, &quot;family&quot; : &quot;Ng&quot;, &quot;given&quot; : &quot;Andrew Y.&quot;, &quot;non-dropping-particle&quot; : &quot;&quot;, &quot;parse-names&quot; : false, &quot;suffix&quot; : &quot;&quot; } ], &quot;container-title&quot; : &quot;Proceedings ICML 2013&quot;, &quot;id&quot; : &quot;ITEM-1&quot;, &quot;issued&quot; : { &quot;date-parts&quot; : [ [ &quot;2013&quot; ] ] }, &quot;title&quot; : &quot;Rectifier Nonlinearities Improve Neural Network Acoustic Models&quot;, &quot;type&quot; : &quot;paper-conference&quot; }, &quot;uris&quot; : [ &quot;http://www.mendeley.com/documents/?uuid=51a2feeb-f468-49f9-a081-3f61902eb6b7&quot; ] } ], &quot;mendeley&quot; : { &quot;formattedCitation&quot; : &quot;(Maas &lt;i&gt;et al.&lt;/i&gt;, 2013)&quot;, &quot;plainTextFormattedCitation&quot; : &quot;(Maas et al., 2013)&quot;, &quot;previouslyFormattedCitation&quot; : &quot;(Maas &lt;i&gt;et al.&lt;/i&gt;, 2013)&quot; }, &quot;properties&quot; : { &quot;noteIndex&quot; : 0 }, &quot;schema&quot; : &quot;https://github.com/citation-style-language/schema/raw/master/csl-citation.json&quot; }"/>(Maas <text:span text:style-name="T1">et al.</text:span>, 2013)<field:fieldmark-end/> were applied to the neurons of the dense layer and the sigmoid nonlinearity was applied to the output. All weights were initialized with glorot weights sampled from the uniform distribution (gain=0.05). To train the network the squared error was calculated and the weights were updated using Adam updates <field:fieldmark-start text:name="__Fieldmark__662_1082891948" field:type="ADDIN CSL_CITATION { &quot;citationItems&quot; : [ { &quot;id&quot; : &quot;ITEM-1&quot;, &quot;itemData&quot; : { &quot;abstract&quot; : &quot;We introduce Adam, an algorithm for first-order gradient-based optimization of stochastic objective functions, based on adaptive estimates of lower-order moments. The method is straightforward to implement, is computationally effi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finity norm.&quot;, &quot;author&quot; : [ { &quot;dropping-particle&quot; : &quot;&quot;, &quot;family&quot; : &quot;Kingma&quot;, &quot;given&quot; : &quot;Diederik&quot;, &quot;non-dropping-particle&quot; : &quot;&quot;, &quot;parse-names&quot; : false, &quot;suffix&quot; : &quot;&quot; }, { &quot;dropping-particle&quot; : &quot;&quot;, &quot;family&quot; : &quot;Ba&quot;, &quot;given&quot; : &quot;Jimmy&quot;, &quot;non-dropping-particle&quot; : &quot;&quot;, &quot;parse-names&quot; : false, &quot;suffix&quot; : &quot;&quot; } ], &quot;id&quot; : &quot;ITEM-1&quot;, &quot;issued&quot; : { &quot;date-parts&quot; : [ [ &quot;2014&quot;, &quot;12&quot;, &quot;22&quot; ] ] }, &quot;title&quot; : &quot;Adam: A Method for Stochastic Optimization&quot;, &quot;type&quot; : &quot;article-journal&quot; }, &quot;uris&quot; : [ &quot;http://www.mendeley.com/documents/?uuid=12704c9f-d5f7-37c9-a064-ccb69393f923&quot; ] } ], &quot;mendeley&quot; : { &quot;formattedCitation&quot; : &quot;(Kingma and Ba, 2014)&quot;, &quot;plainTextFormattedCitation&quot; : &quot;(Kingma and Ba, 2014)&quot;, &quot;previouslyFormattedCitation&quot; : &quot;(Kingma and Ba, 2014)&quot; }, &quot;properties&quot; : { &quot;noteIndex&quot; : 0 }, &quot;schema&quot; : &quot;https://github.com/citation-style-language/schema/raw/master/csl-citation.json&quot; }"/>(Kingma and Ba, 2014)<field:fieldmark-end/> with a learning rate of 0.0001 (β1 = 0.1, β2 = 0.001, epsilon= 10e-8). Batch normalization was applied to the input to all dense layers <field:fieldmark-start text:name="__Fieldmark__668_1082891948" field:type="ADDIN CSL_CITATION { &quot;citationItems&quot; : [ { &quot;id&quot; : &quot;ITEM-1&quot;, &quot;itemData&quot; : { &quot;abstract&quot; : &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 &quot;author&quot; : [ { &quot;dropping-particle&quot; : &quot;&quot;, &quot;family&quot; : &quot;Ioffe&quot;, &quot;given&quot; : &quot;Sergey&quot;, &quot;non-dropping-particle&quot; : &quot;&quot;, &quot;parse-names&quot; : false, &quot;suffix&quot; : &quot;&quot; }, { &quot;dropping-particle&quot; : &quot;&quot;, &quot;family&quot; : &quot;Szegedy&quot;, &quot;given&quot; : &quot;Christian&quot;, &quot;non-dropping-particle&quot; : &quot;&quot;, &quot;parse-names&quot; : false, &quot;suffix&quot; : &quot;&quot; } ], &quot;id&quot; : &quot;ITEM-1&quot;, &quot;issued&quot; : { &quot;date-parts&quot; : [ [ &quot;2015&quot;, &quot;2&quot;, &quot;10&quot; ] ] }, &quot;title&quot; : &quot;Batch Normalization: Accelerating Deep Network Training by Reducing Internal Covariate Shift&quot;, &quot;type&quot; : &quot;article-journal&quot; }, &quot;uris&quot; : [ &quot;http://www.mendeley.com/documents/?uuid=6317ea22-fee1-3d47-94ae-0c255f1a8f2e&quot; ] } ], &quot;mendeley&quot; : { &quot;formattedCitation&quot; : &quot;(Ioffe and Szegedy, 2015)&quot;, &quot;plainTextFormattedCitation&quot; : &quot;(Ioffe and Szegedy, 2015)&quot;, &quot;previouslyFormattedCitation&quot; : &quot;(Ioffe and Szegedy, 2015)&quot; }, &quot;properties&quot; : { &quot;noteIndex&quot; : 0 }, &quot;schema&quot; : &quot;https://github.com/citation-style-language/schema/raw/master/csl-citation.json&quot; }"/>(Ioffe and Szegedy, 2015)<field:fieldmark-end/>. All networks were trained for a total of 150 epochs using a mini-batch size of 20 examples.</text:p>
      <text:p text:style-name="Normal1"><text:tab/><text:tab/><text:tab/><text:tab/><text:tab/></text:p>
      <text:p text:style-name="Normal1">For each training partition, an ensemble containing 10 LSTMs with 100 LSTM units (trained on 10 different seeds), 10 LSTMs with 120 LSTM units, 5 CNNs with 1000 filters, 5 CNNs with 1300 filter, 5 CNNs with 1500 filters and 5 CNNs with 1700 filters. Trained using five fold cross validation, this amounts to a total of 200 networks (5*40), the same amount of networks as the NetMHCIIpan-3.0 ensemble. All trained CNN and LSTM neural networks were combined to an ensemble by calculating their average prediction.</text:p>
      <text:p text:style-name="Normal1"><text:tab/><text:tab/><text:tab/><text:tab/><text:tab/></text:p>
      <text:p text:style-name="Normal1">For the consensus method half the neural networks in the NetMHCIIpan ensemble (seeds 1-5) were combined with 10 LSTMs with 100 LSTM units, 5 CNNs with 1300 filters and 5 CNNs with 1500 filters. </text:p>
      <text:p text:style-name="Normal1"/>
      <text:p text:style-name="Normal1"><text:span text:style-name="T5">Table S3 </text:span>Sequence of layers in the CNNs and LSTMs used to predict peptide binding to MHCII.<text:tab/></text:p>
      <table:table table:name="Table3" table:style-name="Table3">
        <table:table-column table:style-name="Table3.A"/>
        <table:table-column table:style-name="Table3.B"/>
        <table:table-row table:style-name="Table3.1">
          <table:table-cell table:style-name="Table3.A1" office:value-type="string">
            <text:p text:style-name="P10"><text:span text:style-name="T5">CNN</text:span></text:p>
          </table:table-cell>
          <table:table-cell table:style-name="Table3.A1" office:value-type="string">
            <text:p text:style-name="P10"><text:span text:style-name="T5">LSTM</text:span></text:p>
          </table:table-cell>
        </table:table-row>
        <table:table-row table:style-name="Table3.1">
          <table:table-cell table:style-name="Table3.A2" office:value-type="string">
            <text:p text:style-name="P10">Input layer (peptide)</text:p>
          </table:table-cell>
          <table:table-cell table:style-name="Table3.A2" office:value-type="string">
            <text:p text:style-name="P10">Input layer (MHCII + peptide)<text:bookmark text:name="_GoBack"/></text:p>
          </table:table-cell>
        </table:table-row>
        <table:table-row table:style-name="Table3.1">
          <table:table-cell table:style-name="Table3.A3" office:value-type="string">
            <text:p text:style-name="P10">Conv: [9x21] 1000, 1300, 1500 or 1700 + Input layer (MHCII)</text:p>
          </table:table-cell>
          <table:table-cell table:style-name="Table3.A3" office:value-type="string">
            <text:p text:style-name="P10">LSTM (100 or 120)</text:p>
          </table:table-cell>
        </table:table-row>
        <table:table-row table:style-name="Table3.1">
          <table:table-cell table:style-name="Table3.A3" office:value-type="string">
            <text:p text:style-name="P10">Batch normalization</text:p>
          </table:table-cell>
          <table:table-cell table:style-name="Table3.A3" office:value-type="string">
            <text:p text:style-name="P10">Batch normalization</text:p>
          </table:table-cell>
        </table:table-row>
        <table:table-row table:style-name="Table3.1">
          <table:table-cell table:style-name="Table3.A3" office:value-type="string">
            <text:p text:style-name="P10">Dense (60)</text:p>
          </table:table-cell>
          <table:table-cell table:style-name="Table3.A3" office:value-type="string">
            <text:p text:style-name="P10">Dense (60)</text:p>
          </table:table-cell>
        </table:table-row>
        <table:table-row table:style-name="Table3.1">
          <table:table-cell table:style-name="Table3.A3" office:value-type="string">
            <text:p text:style-name="P10">Batch normalization</text:p>
          </table:table-cell>
          <table:table-cell table:style-name="Table3.A3" office:value-type="string">
            <text:p text:style-name="P10">Batch normalization</text:p>
          </table:table-cell>
        </table:table-row>
        <table:table-row table:style-name="Table3.1">
          <table:table-cell table:style-name="Table3.A7" office:value-type="string">
            <text:p text:style-name="P10">Binding affinity</text:p>
          </table:table-cell>
          <table:table-cell table:style-name="Table3.A7" office:value-type="string">
            <text:p text:style-name="P10">Binding affinity</text:p>
          </table:table-cell>
        </table:table-row>
      </table:table>
      <text:p text:style-name="Normal1"><text:tab/><text:tab/><text:tab/></text:p>
      <text:h text:style-name="P4" text:outline-level="2"><text:soft-page-break/>References</text:h>
      <text:p text:style-name="Normal1"/>
      <text:p text:style-name="P3"><field:fieldmark-start text:name="__Fieldmark__747_1082891948" field:type="ADDIN Mendeley Bibliography CSL_BIBLIOGRAPHY"/><text:span text:style-name="T9">Avdagic,Z. </text:span><text:span text:style-name="T2">et al.</text:span><text:span text:style-name="T9"> (2009) Artificial Intelligence in Prediction of Secondary Protein Structure Using CB513 Database. </text:span><text:span text:style-name="T2">Summit on Translat. Bioinforma.</text:span><text:span text:style-name="T9">, </text:span><text:span text:style-name="T6">2009</text:span><text:span text:style-name="T9">, 1–5.</text:span><field:fieldmark-end/></text:p>
      <text:p text:style-name="P3"><text:span text:style-name="T9">Baldi,P. </text:span><text:span text:style-name="T2">et al.</text:span><text:span text:style-name="T9"> (2000) Assessing the accuracy of prediction algorithms for classification: an overview. </text:span><text:span text:style-name="T2">Bioinformatics</text:span><text:span text:style-name="T9">, </text:span><text:span text:style-name="T6">16</text:span><text:span text:style-name="T9">, 412–24.</text:span></text:p>
      <text:p text:style-name="P3"><text:span text:style-name="T9">Bastien,F. </text:span><text:span text:style-name="T2">et al.</text:span><text:span text:style-name="T9"> (2012) Theano: new features and speed improvements.</text:span></text:p>
      <text:p text:style-name="P3"><text:span text:style-name="T9">Dieleman,S. </text:span><text:span text:style-name="T2">et al.</text:span><text:span text:style-name="T9"> (2015) Lasagne: First release.</text:span></text:p>
      <text:p text:style-name="P3"><text:span text:style-name="T9">Glorot,X. and Bengio,Y. (2010) Understanding the difficulty of training deep feedforward neural networks. In, </text:span><text:span text:style-name="T2">In Proceedings of the International Conference on Artificial Intelligence and Statistics (AISTATS’10). Society for Artificial Intelligence and Statistics</text:span><text:span text:style-name="T9">.</text:span></text:p>
      <text:p text:style-name="P3"><text:span text:style-name="T9">Graves,A. (2012) Supervised Sequence Labelling with Recurrent Neural Networks Springer Berlin Heidelberg, Berlin, Heidelberg.</text:span></text:p>
      <text:p text:style-name="P3"><text:span text:style-name="T9">Hinton,G. </text:span><text:span text:style-name="T2">et al.</text:span><text:span text:style-name="T9"> RMSProp slides.</text:span> <text:span text:style-name="T9">http://www.cs.toronto.edu/~tijmen/csc321/slides/lecture_slides_lec6.pdf</text:span></text:p>
      <text:p text:style-name="P3"><text:span text:style-name="T9">Höglund,A. </text:span><text:span text:style-name="T2">et al.</text:span><text:span text:style-name="T9"> (2006) MultiLoc: prediction of protein subcellular localization using N-terminal targeting sequences, sequence motifs and amino acid composition. </text:span><text:span text:style-name="T2">Bioinformatics</text:span><text:span text:style-name="T9">, </text:span><text:span text:style-name="T6">22</text:span><text:span text:style-name="T9">, 1158–65.</text:span></text:p>
      <text:p text:style-name="P3"><text:span text:style-name="T9">Ioffe,S. and Szegedy,C. (2015) Batch Normalization: Accelerating Deep Network Training by Reducing Internal Covariate Shift.</text:span></text:p>
      <text:p text:style-name="P3"><text:span text:style-name="T9">Kabsch,W. and Sander,C. (1983) Dictionary of protein secondary structure: Pattern recognition of hydrogen-bonded and geometrical features. </text:span><text:span text:style-name="T2">Biopolymers</text:span><text:span text:style-name="T9">, </text:span><text:span text:style-name="T6">22</text:span><text:span text:style-name="T9">, 2577–2637.</text:span></text:p>
      <text:p text:style-name="P3"><text:span text:style-name="T9">Karosiene,E. </text:span><text:span text:style-name="T2">et al.</text:span><text:span text:style-name="T9"> (2013) NetMHCIIpan-3.0, a common pan-specific MHC class II prediction method including all three human MHC class II isotypes, HLA-DR, HLA-DP and HLA-DQ. </text:span><text:span text:style-name="T2">Immunogenetics</text:span><text:span text:style-name="T9">, </text:span><text:span text:style-name="T6">65</text:span><text:span text:style-name="T9">, 711–24.</text:span></text:p>
      <text:p text:style-name="P3"><text:span text:style-name="T9">Kingma,D. and Ba,J. (2014) Adam: A Method for Stochastic Optimization.</text:span></text:p>
      <text:p text:style-name="P3"><text:span text:style-name="T9">Maas,A.L. </text:span><text:span text:style-name="T2">et al.</text:span><text:span text:style-name="T9"> (2013) Rectifier Nonlinearities Improve Neural Network Acoustic Models. In, </text:span><text:span text:style-name="T2">Proceedings ICML 2013</text:span><text:span text:style-name="T9">.</text:span></text:p>
      <text:p text:style-name="P3"><text:span text:style-name="T9">Magnan,C.N. and Baldi,P. (2014) SSpro/ACCpro 5: almost perfect prediction of protein secondary structure and relative solvent accessibility using profiles, machine learning and structural similarity. </text:span><text:span text:style-name="T2">Bioinformatics</text:span><text:span text:style-name="T9">, </text:span><text:span text:style-name="T6">30</text:span><text:span text:style-name="T9">, 2592–7.</text:span></text:p>
      <text:p text:style-name="P3"><text:span text:style-name="T9">Nielsen,M. </text:span><text:span text:style-name="T2">et al.</text:span><text:span text:style-name="T9"> (2008) Quantitative Predictions of Peptide Binding to Any HLA-DR Molecule of Known Sequence: NetMHCIIpan. </text:span><text:span text:style-name="T2">PLoS Comput. Biol.</text:span><text:span text:style-name="T9">, </text:span><text:span text:style-name="T6">4</text:span><text:span text:style-name="T9">, e1000107.</text:span></text:p>
      <text:p text:style-name="P3"><text:span text:style-name="T9">Python Software Foundation, Python Language Reference, version 2.7.</text:span></text:p>
      <text:p text:style-name="P3"><text:span text:style-name="T9">Saxe,A.M. </text:span><text:span text:style-name="T2">et al.</text:span><text:span text:style-name="T9"> (2013) Exact solutions to the nonlinear dynamics of learning in deep linear neural networks.</text:span></text:p>
      <text:p text:style-name="P3"><text:span text:style-name="T9">Sutskever,I. </text:span><text:span text:style-name="T2">et al.</text:span><text:span text:style-name="T9"> (2014) Sequence to Sequence Learning with Neural Networks. In, Ghahramani,Z. </text:span><text:span text:style-name="T2">et al.</text:span><text:span text:style-name="T9"> (eds), </text:span><text:span text:style-name="T2">Advances in Neural Information Processing Systems</text:span><text:span text:style-name="T9">. Curran Associates, Inc., pp. 3104–3112.</text:span></text:p>
      <text:p text:style-name="P3"><text:span text:style-name="T9">Vita,R. </text:span><text:span text:style-name="T2">et al.</text:span><text:span text:style-name="T9"> (2015) The immune epitope database (IEDB) 3.0. </text:span><text:span text:style-name="T2">Nucleic Acids Res.</text:span><text:span text:style-name="T9">, </text:span><text:span text:style-name="T6">43</text:span><text:span text:style-name="T9">, D405–D412.</text:span></text:p>
      <text:p text:style-name="P3"><text:span text:style-name="T9">Zhou,J. and Trojanskaya,O.G. (2014) Journal of Machine Learning Research. </text:span><text:span text:style-name="T2">J. Mach. Learn. Res. Proc.</text:span><text:span text:style-name="T9">, </text:span><text:span text:style-name="T6">32</text:span><text:span text:style-name="T9">.</text:span></text:p>
      <text:p text:style-name="P3"/>
      <text:p text:style-name="Norma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paragraph-properties fo:margin-top="0.278in" fo:margin-bottom="0.0835in" loext:contextual-spacing="tru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25in" fo:margin-bottom="0.0835in" loext:contextual-spacing="tru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222in" fo:margin-bottom="0.0555in" loext:contextual-spacing="tru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1945in" fo:margin-bottom="0.0555in" loext:contextual-spacing="tru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1665in" fo:margin-bottom="0.0555in" loext:contextual-spacing="true" fo:keep-together="always" fo:keep-with-next="always"/>
      <style:text-properties fo:color="#666666"/>
    </style:style>
    <style:style style:name="Heading_20_6" style:display-name="Heading 6" style:family="paragraph" style:default-outline-level="6" style:list-style-name="" style:class="text">
      <style:paragraph-properties fo:margin-top="0.1665in" fo:margin-bottom="0.0555in" loext:contextual-spacing="true" fo:keep-together="always" fo:keep-with-next="always"/>
      <style:text-properties fo:color="#666666" fo:font-style="italic" style:font-style-asian="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Normal1" style:next-style-name="Normal1"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Morten Nielsen</dc:creator>
    <meta:editing-cycles>15</meta:editing-cycles>
    <meta:creation-date>2016-11-07T22:46:00</meta:creation-date>
    <dc:date>2017-03-10T16:38:00</dc:date>
    <meta:editing-duration>PT1H16M</meta:editing-duration>
    <meta:generator>LibreOffice/5.1.6.2$Linux_X86_64 LibreOffice_project/10m0$Build-2</meta:generator>
    <meta:document-statistic meta:table-count="3" meta:image-count="0" meta:object-count="0" meta:page-count="7" meta:paragraph-count="108" meta:word-count="3089" meta:character-count="19588" meta:non-whitespace-character-count="16615"/>
    <meta:user-defined meta:name="AppVersion">14.0000</meta:user-defined>
    <meta:user-defined meta:name="Company">DTU CBS</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bioinformatics</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pa</meta:user-defined>
    <meta:user-defined meta:name="Mendeley Recent Style Id 2_1" meta:value-type="string">http://www.zotero.org/styles/american-sociological-association</meta:user-defined>
    <meta:user-defined meta:name="Mendeley Recent Style Id 3_1" meta:value-type="string">http://www.zotero.org/styles/bioinformatics</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Psychological Association 6th edition</meta:user-defined>
    <meta:user-defined meta:name="Mendeley Recent Style Name 2_1" meta:value-type="string">American Sociological Association</meta:user-defined>
    <meta:user-defined meta:name="Mendeley Recent Style Name 3_1" meta:value-type="string">Bioinformatics</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7ebe5d81-0d52-32f8-a374-f84ed009cc07</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